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C5FDE7E7.png" manifest:media-type="image/png"/>
  <manifest:file-entry manifest:full-path="Object 1/Pictures/100000000000000800000008C5111EB9.png" manifest:media-type="image/png"/>
  <manifest:file-entry manifest:full-path="Object 1/Pictures/10000000000000080000000881F56B00.png" manifest:media-type="image/png"/>
  <manifest:file-entry manifest:full-path="Object 1/Pictures/1000000000000008000000084F2166A2.png" manifest:media-type="image/png"/>
  <manifest:file-entry manifest:full-path="Object 1/Pictures/10000000000000080000000839493935.png" manifest:media-type="image/png"/>
  <manifest:file-entry manifest:full-path="Object 1/Pictures/100000000000000800000008022402E9.png" manifest:media-type="image/png"/>
  <manifest:file-entry manifest:full-path="Object 1/Pictures/100000000000000800000008CA29F8D8.png" manifest:media-type="image/png"/>
  <manifest:file-entry manifest:full-path="Object 1/Pictures/10000000000000080000000829EBE764.png" manifest:media-type="image/png"/>
  <manifest:file-entry manifest:full-path="Object 1/Pictures/100000000000000800000008C07C749D.png" manifest:media-type="image/png"/>
  <manifest:file-entry manifest:full-path="Object 1/Pictures/100000000000000800000008E4CB855F.png" manifest:media-type="image/png"/>
  <manifest:file-entry manifest:full-path="Object 1/Pictures/100000000000000800000008A19C439F.png" manifest:media-type="image/png"/>
  <manifest:file-entry manifest:full-path="Object 1/Pictures/100000000000000800000008B861DA16.png" manifest:media-type="image/png"/>
  <manifest:file-entry manifest:full-path="Object 1/Pictures/100000000000000800000008DD05889E.png" manifest:media-type="image/png"/>
  <manifest:file-entry manifest:full-path="Object 1/Pictures/100000000000000800000008B349DDEC.png" manifest:media-type="image/png"/>
  <manifest:file-entry manifest:full-path="Object 1/Pictures/1000000000000008000000081CB5CF00.png" manifest:media-type="image/png"/>
  <manifest:file-entry manifest:full-path="Object 1/Pictures/100000000000000800000008816AF50A.png" manifest:media-type="image/png"/>
  <manifest:file-entry manifest:full-path="Object 1/Pictures/1000000000000008000000082AA353A8.png" manifest:media-type="image/png"/>
  <manifest:file-entry manifest:full-path="Object 1/Pictures/100000000000000800000008D18D7DB7.png" manifest:media-type="image/png"/>
  <manifest:file-entry manifest:full-path="Object 1/Pictures/1000000000000008000000087649CE9A.png" manifest:media-type="image/png"/>
  <manifest:file-entry manifest:full-path="Object 1/Pictures/100000000000000800000008F7997D43.png" manifest:media-type="image/png"/>
  <manifest:file-entry manifest:full-path="Object 1/Pictures/1000000000000008000000087FCCD96D.png" manifest:media-type="image/png"/>
  <manifest:file-entry manifest:full-path="Object 1/Pictures/10000000000000080000000856BC7A2F.png" manifest:media-type="image/png"/>
  <manifest:file-entry manifest:full-path="Object 1/Pictures/10000000000000080000000889DAE7A4.png" manifest:media-type="image/png"/>
  <manifest:file-entry manifest:full-path="Object 1/Pictures/10000000000000080000000800AE3E82.png" manifest:media-type="image/png"/>
  <manifest:file-entry manifest:full-path="Object 1/Pictures/10000000000000080000000853F82252.png" manifest:media-type="image/png"/>
  <manifest:file-entry manifest:full-path="Object 1/Pictures/10000000000000080000000888F44274.png" manifest:media-type="image/png"/>
  <manifest:file-entry manifest:full-path="Object 1/Pictures/1000000000000008000000081BABE357.png" manifest:media-type="image/png"/>
  <manifest:file-entry manifest:full-path="Object 1/Pictures/1000000000000008000000080D422726.png" manifest:media-type="image/png"/>
  <manifest:file-entry manifest:full-path="Object 1/Pictures/100000000000000800000008CBFB14AB.png" manifest:media-type="image/png"/>
  <manifest:file-entry manifest:full-path="Object 1/Pictures/100000000000000800000008A2713C93.png" manifest:media-type="image/png"/>
  <manifest:file-entry manifest:full-path="Object 1/Pictures/100000000000000800000008752FBB01.png" manifest:media-type="image/png"/>
  <manifest:file-entry manifest:full-path="Object 1/Pictures/100000000000000800000008ECABA8EB.png" manifest:media-type="image/png"/>
  <manifest:file-entry manifest:full-path="Object 1/Pictures/100000000000000800000008E77C3914.png" manifest:media-type="image/png"/>
  <manifest:file-entry manifest:full-path="Object 1/Pictures/100000000000000800000008A6E09451.png" manifest:media-type="image/png"/>
  <manifest:file-entry manifest:full-path="Object 1/Pictures/100000000000000800000008ACA71E2A.png" manifest:media-type="image/png"/>
  <manifest:file-entry manifest:full-path="Object 1/Pictures/100000000000000800000008466D0C79.png" manifest:media-type="image/png"/>
  <manifest:file-entry manifest:full-path="Object 1/Pictures/100000000000000800000008E7246245.png" manifest:media-type="image/png"/>
  <manifest:file-entry manifest:full-path="Object 1/Pictures/100000000000000800000008DAFC220B.png" manifest:media-type="image/png"/>
  <manifest:file-entry manifest:full-path="Object 1/Pictures/100000000000000800000008EEBB2EE7.png" manifest:media-type="image/png"/>
  <manifest:file-entry manifest:full-path="Object 1/Pictures/10000000000000080000000894879245.png" manifest:media-type="image/png"/>
  <manifest:file-entry manifest:full-path="Object 1/Pictures/1000000000000008000000088693320A.png" manifest:media-type="image/png"/>
  <manifest:file-entry manifest:full-path="Object 1/Pictures/10000000000000080000000854C2C24C.png" manifest:media-type="image/png"/>
  <manifest:file-entry manifest:full-path="Object 1/Pictures/10000000000000080000000862D6A51C.png" manifest:media-type="image/png"/>
  <manifest:file-entry manifest:full-path="Object 1/Pictures/100000000000000800000008100A2A41.png" manifest:media-type="image/png"/>
  <manifest:file-entry manifest:full-path="Object 1/Pictures/1000000000000008000000085DDCBAB8.png" manifest:media-type="image/png"/>
  <manifest:file-entry manifest:full-path="Object 1/Pictures/10000000000000080000000876FF7815.png" manifest:media-type="image/png"/>
  <manifest:file-entry manifest:full-path="Object 1/Pictures/1000000000000008000000081C20157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Pictures/10000000000000080000000853F82252.png" manifest:media-type="image/png"/>
  <manifest:file-entry manifest:full-path="Object 5/Pictures/10000000000000080000000888F44274.png" manifest:media-type="image/png"/>
  <manifest:file-entry manifest:full-path="Object 5/Pictures/100000000000000800000008466D0C79.png" manifest:media-type="image/png"/>
  <manifest:file-entry manifest:full-path="Object 5/Pictures/100000000000000800000008E7246245.png" manifest:media-type="image/png"/>
  <manifest:file-entry manifest:full-path="Object 5/Pictures/100000000000000800000008A6E09451.png" manifest:media-type="image/png"/>
  <manifest:file-entry manifest:full-path="Object 5/Pictures/100000000000000800000008ECABA8EB.png" manifest:media-type="image/png"/>
  <manifest:file-entry manifest:full-path="Object 5/Pictures/100000000000000800000008E77C3914.png" manifest:media-type="image/png"/>
  <manifest:file-entry manifest:full-path="Object 5/Pictures/100000000000000800000008752FBB01.png" manifest:media-type="image/png"/>
  <manifest:file-entry manifest:full-path="Object 5/Pictures/1000000000000008000000081CB5CF00.png" manifest:media-type="image/png"/>
  <manifest:file-entry manifest:full-path="Object 5/Pictures/100000000000000800000008B861DA16.png" manifest:media-type="image/png"/>
  <manifest:file-entry manifest:full-path="Object 5/Pictures/100000000000000800000008B349DDEC.png" manifest:media-type="image/png"/>
  <manifest:file-entry manifest:full-path="Object 5/Pictures/100000000000000800000008DD05889E.png" manifest:media-type="image/png"/>
  <manifest:file-entry manifest:full-path="Object 5/Pictures/100000000000000800000008C07C749D.png" manifest:media-type="image/png"/>
  <manifest:file-entry manifest:full-path="Object 5/Pictures/1000000000000008000000081BABE357.png" manifest:media-type="image/png"/>
  <manifest:file-entry manifest:full-path="Object 5/Pictures/100000000000000800000008C5111EB9.png" manifest:media-type="image/png"/>
  <manifest:file-entry manifest:full-path="Object 5/Pictures/10000000000000080000000881F56B00.png" manifest:media-type="image/png"/>
  <manifest:file-entry manifest:full-path="Object 5/Pictures/10000000000000080000000800AE3E82.png" manifest:media-type="image/png"/>
  <manifest:file-entry manifest:full-path="Object 5/Pictures/10000000000000080000000839493935.png" manifest:media-type="image/png"/>
  <manifest:file-entry manifest:full-path="Object 5/Pictures/10000000000000080000000889DAE7A4.png" manifest:media-type="image/png"/>
  <manifest:file-entry manifest:full-path="Object 5/Pictures/10000000000000080000000856BC7A2F.png" manifest:media-type="image/png"/>
  <manifest:file-entry manifest:full-path="Object 5/Pictures/100000000000000800000008D18D7DB7.png" manifest:media-type="image/png"/>
  <manifest:file-entry manifest:full-path="Object 5/Pictures/1000000000000008000000087649CE9A.png" manifest:media-type="image/png"/>
  <manifest:file-entry manifest:full-path="Object 5/Pictures/100000000000000800000008F7997D43.png" manifest:media-type="image/png"/>
  <manifest:file-entry manifest:full-path="Object 5/Pictures/1000000000000008000000087FCCD96D.png" manifest:media-type="image/png"/>
  <manifest:file-entry manifest:full-path="Object 5/Pictures/100000000000000800000008E4CB855F.png" manifest:media-type="image/png"/>
  <manifest:file-entry manifest:full-path="Object 5/Pictures/1000000000000008000000088693320A.png" manifest:media-type="image/png"/>
  <manifest:file-entry manifest:full-path="Object 5/Pictures/10000000000000080000000854C2C24C.png" manifest:media-type="image/png"/>
  <manifest:file-entry manifest:full-path="Object 5/Pictures/10000000000000080000000894879245.png" manifest:media-type="image/png"/>
  <manifest:file-entry manifest:full-path="Object 5/Pictures/100000000000000800000008A19C439F.png" manifest:media-type="image/png"/>
  <manifest:file-entry manifest:full-path="Object 5/Pictures/100000000000000800000008816AF50A.png" manifest:media-type="image/png"/>
  <manifest:file-entry manifest:full-path="Object 5/Pictures/1000000000000008000000082AA353A8.png" manifest:media-type="image/png"/>
  <manifest:file-entry manifest:full-path="Object 5/Pictures/1000000000000008000000081C20157C.png" manifest:media-type="image/png"/>
  <manifest:file-entry manifest:full-path="Object 5/Pictures/100000000000000800000008022402E9.png" manifest:media-type="image/png"/>
  <manifest:file-entry manifest:full-path="Object 5/Pictures/1000000000000008000000084F2166A2.png" manifest:media-type="image/png"/>
  <manifest:file-entry manifest:full-path="Object 5/Pictures/100000000000000800000008A2713C93.png" manifest:media-type="image/png"/>
  <manifest:file-entry manifest:full-path="Object 5/Pictures/10000000000000080000000862D6A51C.png" manifest:media-type="image/png"/>
  <manifest:file-entry manifest:full-path="Object 5/Pictures/100000000000000800000008100A2A41.png" manifest:media-type="image/png"/>
  <manifest:file-entry manifest:full-path="Object 5/Pictures/1000000000000008000000085DDCBAB8.png" manifest:media-type="image/png"/>
  <manifest:file-entry manifest:full-path="Object 5/Pictures/100000000000000800000008CA29F8D8.png" manifest:media-type="image/png"/>
  <manifest:file-entry manifest:full-path="Object 5/Pictures/100000000000000800000008ACA71E2A.png" manifest:media-type="image/png"/>
  <manifest:file-entry manifest:full-path="Object 5/Pictures/100000000000000800000008EEBB2EE7.png" manifest:media-type="image/png"/>
  <manifest:file-entry manifest:full-path="Object 5/Pictures/100000000000000800000008DAFC220B.png" manifest:media-type="image/png"/>
  <manifest:file-entry manifest:full-path="Object 5/Pictures/10000000000000080000000876FF7815.png" manifest:media-type="image/png"/>
  <manifest:file-entry manifest:full-path="Object 5/Pictures/100000000000000800000008CBFB14AB.png" manifest:media-type="image/png"/>
  <manifest:file-entry manifest:full-path="Object 5/Pictures/1000000000000008000000080D422726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C5FDE7E7.png" manifest:media-type="image/png"/>
  <manifest:file-entry manifest:full-path="Object 7/Pictures/100000000000000800000008C5111EB9.png" manifest:media-type="image/png"/>
  <manifest:file-entry manifest:full-path="Object 7/Pictures/10000000000000080000000881F56B00.png" manifest:media-type="image/png"/>
  <manifest:file-entry manifest:full-path="Object 7/Pictures/1000000000000008000000084F2166A2.png" manifest:media-type="image/png"/>
  <manifest:file-entry manifest:full-path="Object 7/Pictures/10000000000000080000000839493935.png" manifest:media-type="image/png"/>
  <manifest:file-entry manifest:full-path="Object 7/Pictures/100000000000000800000008022402E9.png" manifest:media-type="image/png"/>
  <manifest:file-entry manifest:full-path="Object 7/Pictures/100000000000000800000008CA29F8D8.png" manifest:media-type="image/png"/>
  <manifest:file-entry manifest:full-path="Object 7/Pictures/10000000000000080000000829EBE764.png" manifest:media-type="image/png"/>
  <manifest:file-entry manifest:full-path="Object 7/Pictures/100000000000000800000008C07C749D.png" manifest:media-type="image/png"/>
  <manifest:file-entry manifest:full-path="Object 7/Pictures/100000000000000800000008E4CB855F.png" manifest:media-type="image/png"/>
  <manifest:file-entry manifest:full-path="Object 7/Pictures/100000000000000800000008A19C439F.png" manifest:media-type="image/png"/>
  <manifest:file-entry manifest:full-path="Object 7/Pictures/100000000000000800000008B861DA16.png" manifest:media-type="image/png"/>
  <manifest:file-entry manifest:full-path="Object 7/Pictures/100000000000000800000008DD05889E.png" manifest:media-type="image/png"/>
  <manifest:file-entry manifest:full-path="Object 7/Pictures/100000000000000800000008B349DDEC.png" manifest:media-type="image/png"/>
  <manifest:file-entry manifest:full-path="Object 7/Pictures/1000000000000008000000081CB5CF00.png" manifest:media-type="image/png"/>
  <manifest:file-entry manifest:full-path="Object 7/Pictures/100000000000000800000008816AF50A.png" manifest:media-type="image/png"/>
  <manifest:file-entry manifest:full-path="Object 7/Pictures/1000000000000008000000082AA353A8.png" manifest:media-type="image/png"/>
  <manifest:file-entry manifest:full-path="Object 7/Pictures/100000000000000800000008D18D7DB7.png" manifest:media-type="image/png"/>
  <manifest:file-entry manifest:full-path="Object 7/Pictures/1000000000000008000000087649CE9A.png" manifest:media-type="image/png"/>
  <manifest:file-entry manifest:full-path="Object 7/Pictures/100000000000000800000008F7997D43.png" manifest:media-type="image/png"/>
  <manifest:file-entry manifest:full-path="Object 7/Pictures/1000000000000008000000087FCCD96D.png" manifest:media-type="image/png"/>
  <manifest:file-entry manifest:full-path="Object 7/Pictures/10000000000000080000000856BC7A2F.png" manifest:media-type="image/png"/>
  <manifest:file-entry manifest:full-path="Object 7/Pictures/10000000000000080000000889DAE7A4.png" manifest:media-type="image/png"/>
  <manifest:file-entry manifest:full-path="Object 7/Pictures/10000000000000080000000800AE3E82.png" manifest:media-type="image/png"/>
  <manifest:file-entry manifest:full-path="Object 7/Pictures/10000000000000080000000853F82252.png" manifest:media-type="image/png"/>
  <manifest:file-entry manifest:full-path="Object 7/Pictures/10000000000000080000000888F44274.png" manifest:media-type="image/png"/>
  <manifest:file-entry manifest:full-path="Object 7/Pictures/1000000000000008000000081BABE357.png" manifest:media-type="image/png"/>
  <manifest:file-entry manifest:full-path="Object 7/Pictures/1000000000000008000000080D422726.png" manifest:media-type="image/png"/>
  <manifest:file-entry manifest:full-path="Object 7/Pictures/100000000000000800000008CBFB14AB.png" manifest:media-type="image/png"/>
  <manifest:file-entry manifest:full-path="Object 7/Pictures/100000000000000800000008A2713C93.png" manifest:media-type="image/png"/>
  <manifest:file-entry manifest:full-path="Object 7/Pictures/100000000000000800000008752FBB01.png" manifest:media-type="image/png"/>
  <manifest:file-entry manifest:full-path="Object 7/Pictures/100000000000000800000008ECABA8EB.png" manifest:media-type="image/png"/>
  <manifest:file-entry manifest:full-path="Object 7/Pictures/100000000000000800000008E77C3914.png" manifest:media-type="image/png"/>
  <manifest:file-entry manifest:full-path="Object 7/Pictures/100000000000000800000008A6E09451.png" manifest:media-type="image/png"/>
  <manifest:file-entry manifest:full-path="Object 7/Pictures/100000000000000800000008ACA71E2A.png" manifest:media-type="image/png"/>
  <manifest:file-entry manifest:full-path="Object 7/Pictures/100000000000000800000008466D0C79.png" manifest:media-type="image/png"/>
  <manifest:file-entry manifest:full-path="Object 7/Pictures/100000000000000800000008E7246245.png" manifest:media-type="image/png"/>
  <manifest:file-entry manifest:full-path="Object 7/Pictures/100000000000000800000008DAFC220B.png" manifest:media-type="image/png"/>
  <manifest:file-entry manifest:full-path="Object 7/Pictures/100000000000000800000008EEBB2EE7.png" manifest:media-type="image/png"/>
  <manifest:file-entry manifest:full-path="Object 7/Pictures/10000000000000080000000894879245.png" manifest:media-type="image/png"/>
  <manifest:file-entry manifest:full-path="Object 7/Pictures/1000000000000008000000088693320A.png" manifest:media-type="image/png"/>
  <manifest:file-entry manifest:full-path="Object 7/Pictures/10000000000000080000000854C2C24C.png" manifest:media-type="image/png"/>
  <manifest:file-entry manifest:full-path="Object 7/Pictures/10000000000000080000000862D6A51C.png" manifest:media-type="image/png"/>
  <manifest:file-entry manifest:full-path="Object 7/Pictures/100000000000000800000008100A2A41.png" manifest:media-type="image/png"/>
  <manifest:file-entry manifest:full-path="Object 7/Pictures/1000000000000008000000085DDCBAB8.png" manifest:media-type="image/png"/>
  <manifest:file-entry manifest:full-path="Object 7/Pictures/10000000000000080000000876FF7815.png" manifest:media-type="image/png"/>
  <manifest:file-entry manifest:full-path="Object 7/Pictures/1000000000000008000000081C20157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C5FDE7E7.png" manifest:media-type="image/png"/>
  <manifest:file-entry manifest:full-path="Object 6/Pictures/100000000000000800000008C5111EB9.png" manifest:media-type="image/png"/>
  <manifest:file-entry manifest:full-path="Object 6/Pictures/10000000000000080000000881F56B00.png" manifest:media-type="image/png"/>
  <manifest:file-entry manifest:full-path="Object 6/Pictures/1000000000000008000000084F2166A2.png" manifest:media-type="image/png"/>
  <manifest:file-entry manifest:full-path="Object 6/Pictures/10000000000000080000000839493935.png" manifest:media-type="image/png"/>
  <manifest:file-entry manifest:full-path="Object 6/Pictures/100000000000000800000008022402E9.png" manifest:media-type="image/png"/>
  <manifest:file-entry manifest:full-path="Object 6/Pictures/100000000000000800000008CA29F8D8.png" manifest:media-type="image/png"/>
  <manifest:file-entry manifest:full-path="Object 6/Pictures/10000000000000080000000829EBE764.png" manifest:media-type="image/png"/>
  <manifest:file-entry manifest:full-path="Object 6/Pictures/100000000000000800000008C07C749D.png" manifest:media-type="image/png"/>
  <manifest:file-entry manifest:full-path="Object 6/Pictures/100000000000000800000008E4CB855F.png" manifest:media-type="image/png"/>
  <manifest:file-entry manifest:full-path="Object 6/Pictures/100000000000000800000008A19C439F.png" manifest:media-type="image/png"/>
  <manifest:file-entry manifest:full-path="Object 6/Pictures/100000000000000800000008B861DA16.png" manifest:media-type="image/png"/>
  <manifest:file-entry manifest:full-path="Object 6/Pictures/100000000000000800000008DD05889E.png" manifest:media-type="image/png"/>
  <manifest:file-entry manifest:full-path="Object 6/Pictures/100000000000000800000008B349DDEC.png" manifest:media-type="image/png"/>
  <manifest:file-entry manifest:full-path="Object 6/Pictures/1000000000000008000000081CB5CF00.png" manifest:media-type="image/png"/>
  <manifest:file-entry manifest:full-path="Object 6/Pictures/100000000000000800000008816AF50A.png" manifest:media-type="image/png"/>
  <manifest:file-entry manifest:full-path="Object 6/Pictures/1000000000000008000000082AA353A8.png" manifest:media-type="image/png"/>
  <manifest:file-entry manifest:full-path="Object 6/Pictures/100000000000000800000008D18D7DB7.png" manifest:media-type="image/png"/>
  <manifest:file-entry manifest:full-path="Object 6/Pictures/1000000000000008000000087649CE9A.png" manifest:media-type="image/png"/>
  <manifest:file-entry manifest:full-path="Object 6/Pictures/100000000000000800000008F7997D43.png" manifest:media-type="image/png"/>
  <manifest:file-entry manifest:full-path="Object 6/Pictures/1000000000000008000000087FCCD96D.png" manifest:media-type="image/png"/>
  <manifest:file-entry manifest:full-path="Object 6/Pictures/10000000000000080000000856BC7A2F.png" manifest:media-type="image/png"/>
  <manifest:file-entry manifest:full-path="Object 6/Pictures/10000000000000080000000889DAE7A4.png" manifest:media-type="image/png"/>
  <manifest:file-entry manifest:full-path="Object 6/Pictures/10000000000000080000000800AE3E82.png" manifest:media-type="image/png"/>
  <manifest:file-entry manifest:full-path="Object 6/Pictures/10000000000000080000000853F82252.png" manifest:media-type="image/png"/>
  <manifest:file-entry manifest:full-path="Object 6/Pictures/10000000000000080000000888F44274.png" manifest:media-type="image/png"/>
  <manifest:file-entry manifest:full-path="Object 6/Pictures/1000000000000008000000081BABE357.png" manifest:media-type="image/png"/>
  <manifest:file-entry manifest:full-path="Object 6/Pictures/1000000000000008000000080D422726.png" manifest:media-type="image/png"/>
  <manifest:file-entry manifest:full-path="Object 6/Pictures/100000000000000800000008CBFB14AB.png" manifest:media-type="image/png"/>
  <manifest:file-entry manifest:full-path="Object 6/Pictures/100000000000000800000008A2713C93.png" manifest:media-type="image/png"/>
  <manifest:file-entry manifest:full-path="Object 6/Pictures/100000000000000800000008752FBB01.png" manifest:media-type="image/png"/>
  <manifest:file-entry manifest:full-path="Object 6/Pictures/100000000000000800000008ECABA8EB.png" manifest:media-type="image/png"/>
  <manifest:file-entry manifest:full-path="Object 6/Pictures/100000000000000800000008E77C3914.png" manifest:media-type="image/png"/>
  <manifest:file-entry manifest:full-path="Object 6/Pictures/100000000000000800000008A6E09451.png" manifest:media-type="image/png"/>
  <manifest:file-entry manifest:full-path="Object 6/Pictures/100000000000000800000008ACA71E2A.png" manifest:media-type="image/png"/>
  <manifest:file-entry manifest:full-path="Object 6/Pictures/100000000000000800000008466D0C79.png" manifest:media-type="image/png"/>
  <manifest:file-entry manifest:full-path="Object 6/Pictures/100000000000000800000008E7246245.png" manifest:media-type="image/png"/>
  <manifest:file-entry manifest:full-path="Object 6/Pictures/100000000000000800000008DAFC220B.png" manifest:media-type="image/png"/>
  <manifest:file-entry manifest:full-path="Object 6/Pictures/100000000000000800000008EEBB2EE7.png" manifest:media-type="image/png"/>
  <manifest:file-entry manifest:full-path="Object 6/Pictures/10000000000000080000000894879245.png" manifest:media-type="image/png"/>
  <manifest:file-entry manifest:full-path="Object 6/Pictures/1000000000000008000000088693320A.png" manifest:media-type="image/png"/>
  <manifest:file-entry manifest:full-path="Object 6/Pictures/10000000000000080000000854C2C24C.png" manifest:media-type="image/png"/>
  <manifest:file-entry manifest:full-path="Object 6/Pictures/10000000000000080000000862D6A51C.png" manifest:media-type="image/png"/>
  <manifest:file-entry manifest:full-path="Object 6/Pictures/100000000000000800000008100A2A41.png" manifest:media-type="image/png"/>
  <manifest:file-entry manifest:full-path="Object 6/Pictures/1000000000000008000000085DDCBAB8.png" manifest:media-type="image/png"/>
  <manifest:file-entry manifest:full-path="Object 6/Pictures/10000000000000080000000876FF7815.png" manifest:media-type="image/png"/>
  <manifest:file-entry manifest:full-path="Object 6/Pictures/1000000000000008000000081C20157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5FDE7E7.png" manifest:media-type="image/png"/>
  <manifest:file-entry manifest:full-path="Object 2/Pictures/100000000000000800000008C5111EB9.png" manifest:media-type="image/png"/>
  <manifest:file-entry manifest:full-path="Object 2/Pictures/10000000000000080000000881F56B00.png" manifest:media-type="image/png"/>
  <manifest:file-entry manifest:full-path="Object 2/Pictures/1000000000000008000000084F2166A2.png" manifest:media-type="image/png"/>
  <manifest:file-entry manifest:full-path="Object 2/Pictures/10000000000000080000000839493935.png" manifest:media-type="image/png"/>
  <manifest:file-entry manifest:full-path="Object 2/Pictures/100000000000000800000008022402E9.png" manifest:media-type="image/png"/>
  <manifest:file-entry manifest:full-path="Object 2/Pictures/100000000000000800000008CA29F8D8.png" manifest:media-type="image/png"/>
  <manifest:file-entry manifest:full-path="Object 2/Pictures/10000000000000080000000829EBE764.png" manifest:media-type="image/png"/>
  <manifest:file-entry manifest:full-path="Object 2/Pictures/100000000000000800000008C07C749D.png" manifest:media-type="image/png"/>
  <manifest:file-entry manifest:full-path="Object 2/Pictures/100000000000000800000008E4CB855F.png" manifest:media-type="image/png"/>
  <manifest:file-entry manifest:full-path="Object 2/Pictures/100000000000000800000008A19C439F.png" manifest:media-type="image/png"/>
  <manifest:file-entry manifest:full-path="Object 2/Pictures/100000000000000800000008B861DA16.png" manifest:media-type="image/png"/>
  <manifest:file-entry manifest:full-path="Object 2/Pictures/100000000000000800000008DD05889E.png" manifest:media-type="image/png"/>
  <manifest:file-entry manifest:full-path="Object 2/Pictures/100000000000000800000008B349DDEC.png" manifest:media-type="image/png"/>
  <manifest:file-entry manifest:full-path="Object 2/Pictures/1000000000000008000000081CB5CF00.png" manifest:media-type="image/png"/>
  <manifest:file-entry manifest:full-path="Object 2/Pictures/100000000000000800000008816AF50A.png" manifest:media-type="image/png"/>
  <manifest:file-entry manifest:full-path="Object 2/Pictures/1000000000000008000000082AA353A8.png" manifest:media-type="image/png"/>
  <manifest:file-entry manifest:full-path="Object 2/Pictures/100000000000000800000008D18D7DB7.png" manifest:media-type="image/png"/>
  <manifest:file-entry manifest:full-path="Object 2/Pictures/1000000000000008000000087649CE9A.png" manifest:media-type="image/png"/>
  <manifest:file-entry manifest:full-path="Object 2/Pictures/100000000000000800000008F7997D43.png" manifest:media-type="image/png"/>
  <manifest:file-entry manifest:full-path="Object 2/Pictures/1000000000000008000000087FCCD96D.png" manifest:media-type="image/png"/>
  <manifest:file-entry manifest:full-path="Object 2/Pictures/10000000000000080000000856BC7A2F.png" manifest:media-type="image/png"/>
  <manifest:file-entry manifest:full-path="Object 2/Pictures/10000000000000080000000889DAE7A4.png" manifest:media-type="image/png"/>
  <manifest:file-entry manifest:full-path="Object 2/Pictures/10000000000000080000000800AE3E82.png" manifest:media-type="image/png"/>
  <manifest:file-entry manifest:full-path="Object 2/Pictures/10000000000000080000000853F82252.png" manifest:media-type="image/png"/>
  <manifest:file-entry manifest:full-path="Object 2/Pictures/10000000000000080000000888F44274.png" manifest:media-type="image/png"/>
  <manifest:file-entry manifest:full-path="Object 2/Pictures/1000000000000008000000081BABE357.png" manifest:media-type="image/png"/>
  <manifest:file-entry manifest:full-path="Object 2/Pictures/1000000000000008000000080D422726.png" manifest:media-type="image/png"/>
  <manifest:file-entry manifest:full-path="Object 2/Pictures/100000000000000800000008CBFB14AB.png" manifest:media-type="image/png"/>
  <manifest:file-entry manifest:full-path="Object 2/Pictures/100000000000000800000008A2713C93.png" manifest:media-type="image/png"/>
  <manifest:file-entry manifest:full-path="Object 2/Pictures/100000000000000800000008752FBB01.png" manifest:media-type="image/png"/>
  <manifest:file-entry manifest:full-path="Object 2/Pictures/100000000000000800000008ECABA8EB.png" manifest:media-type="image/png"/>
  <manifest:file-entry manifest:full-path="Object 2/Pictures/100000000000000800000008E77C3914.png" manifest:media-type="image/png"/>
  <manifest:file-entry manifest:full-path="Object 2/Pictures/100000000000000800000008A6E09451.png" manifest:media-type="image/png"/>
  <manifest:file-entry manifest:full-path="Object 2/Pictures/100000000000000800000008ACA71E2A.png" manifest:media-type="image/png"/>
  <manifest:file-entry manifest:full-path="Object 2/Pictures/100000000000000800000008466D0C79.png" manifest:media-type="image/png"/>
  <manifest:file-entry manifest:full-path="Object 2/Pictures/100000000000000800000008E7246245.png" manifest:media-type="image/png"/>
  <manifest:file-entry manifest:full-path="Object 2/Pictures/100000000000000800000008DAFC220B.png" manifest:media-type="image/png"/>
  <manifest:file-entry manifest:full-path="Object 2/Pictures/100000000000000800000008EEBB2EE7.png" manifest:media-type="image/png"/>
  <manifest:file-entry manifest:full-path="Object 2/Pictures/10000000000000080000000894879245.png" manifest:media-type="image/png"/>
  <manifest:file-entry manifest:full-path="Object 2/Pictures/1000000000000008000000088693320A.png" manifest:media-type="image/png"/>
  <manifest:file-entry manifest:full-path="Object 2/Pictures/10000000000000080000000854C2C24C.png" manifest:media-type="image/png"/>
  <manifest:file-entry manifest:full-path="Object 2/Pictures/10000000000000080000000862D6A51C.png" manifest:media-type="image/png"/>
  <manifest:file-entry manifest:full-path="Object 2/Pictures/100000000000000800000008100A2A41.png" manifest:media-type="image/png"/>
  <manifest:file-entry manifest:full-path="Object 2/Pictures/1000000000000008000000085DDCBAB8.png" manifest:media-type="image/png"/>
  <manifest:file-entry manifest:full-path="Object 2/Pictures/10000000000000080000000876FF7815.png" manifest:media-type="image/png"/>
  <manifest:file-entry manifest:full-path="Object 2/Pictures/1000000000000008000000081C20157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4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9"/>
    <style:style style:name="ce25" style:family="table-cell" style:parent-style-name="Default" style:data-style-name="N100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31750486480381" calcext:value-type="float">
            <text:p>0,731750486480381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31145322811835" calcext:value-type="float">
            <text:p>0,831145322811835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28539252983768" calcext:value-type="float">
            <text:p>0,828539252983768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9788957955552" calcext:value-type="float">
            <text:p>0,829788957955552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95169484814096" calcext:value-type="float">
            <text:p>0,595169484814096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78450739907515" calcext:value-type="float">
            <text:p>0,778450739907515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65839210344398" calcext:value-type="float">
            <text:p>0,865839210344398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62788510801802" calcext:value-type="float">
            <text:p>0,862788510801802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59380145230157" calcext:value-type="float">
            <text:p>0,859380145230157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18956539263243" calcext:value-type="float">
            <text:p>0,618956539263243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28001595697373" calcext:value-type="float">
            <text:p>0,728001595697373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82413703161813" calcext:value-type="float">
            <text:p>0,782413703161813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4069299096615" calcext:value-type="float">
            <text:p>0,734069299096615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72583022821911" calcext:value-type="float">
            <text:p>0,772583022821911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94289140946358" calcext:value-type="float">
            <text:p>0,494289140946358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81434487604583" calcext:value-type="float">
            <text:p>0,781434487604583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39976982232754" calcext:value-type="float">
            <text:p>0,739976982232754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6321844094167" calcext:value-type="float">
            <text:p>0,736321844094167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37807101781948" calcext:value-type="float">
            <text:p>0,837807101781948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31793016395499" calcext:value-type="float">
            <text:p>0,531793016395499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262553008007" calcext:value-type="float">
            <text:p>0,67262553008007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7664419162243" calcext:value-type="float">
            <text:p>0,767664419162243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5011574684469" calcext:value-type="float">
            <text:p>0,735011574684469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18073805091673" calcext:value-type="float">
            <text:p>0,718073805091673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99120116765825" calcext:value-type="float">
            <text:p>0,599120116765825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46099359420509" calcext:value-type="float">
            <text:p>0,746099359420509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07337617741822" calcext:value-type="float">
            <text:p>0,807337617741822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87960748887123" calcext:value-type="float">
            <text:p>0,787960748887123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69590737756791" calcext:value-type="float">
            <text:p>0,769590737756791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40175660440443" calcext:value-type="float">
            <text:p>0,640175660440443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53250678722109" calcext:value-type="float">
            <text:p>0,653250678722109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13076390552574" calcext:value-type="float">
            <text:p>0,713076390552574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52090273067818" calcext:value-type="float">
            <text:p>0,652090273067818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77766455071769" calcext:value-type="float">
            <text:p>0,677766455071769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12319351225213" calcext:value-type="float">
            <text:p>0,512319351225213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46109403190477" calcext:value-type="float">
            <text:p>0,746109403190477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1103024994423" calcext:value-type="float">
            <text:p>0,671103024994423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53100302851286" calcext:value-type="float">
            <text:p>0,653100302851286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47404841380194" calcext:value-type="float">
            <text:p>0,747404841380194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29262544598571" calcext:value-type="float">
            <text:p>0,529262544598571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33403767271307" calcext:value-type="float">
            <text:p>0,633403767271307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580859470817666" calcext:value-type="float">
            <text:p>0,580859470817666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58161734985534" calcext:value-type="float">
            <text:p>0,658161734985534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04420754665735" calcext:value-type="float">
            <text:p>0,704420754665735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09615872563102" calcext:value-type="float">
            <text:p>0,509615872563102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27810394032862" calcext:value-type="float">
            <text:p>0,727810394032862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31980709632838" calcext:value-type="float">
            <text:p>0,631980709632838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20717397946157" calcext:value-type="float">
            <text:p>0,720717397946157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70853950699576" calcext:value-type="float">
            <text:p>0,770853950699576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63029380056886" calcext:value-type="float">
            <text:p>0,563029380056886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05516488087964" calcext:value-type="float">
            <text:p>0,605516488087964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537803851669611" calcext:value-type="float">
            <text:p>0,537803851669611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597393188140261" calcext:value-type="float">
            <text:p>0,597393188140261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47245648503363" calcext:value-type="float">
            <text:p>0,647245648503363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27066172255479" calcext:value-type="float">
            <text:p>0,427066172255479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30143802335316" calcext:value-type="float">
            <text:p>0,730143802335316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561351134563059" calcext:value-type="float">
            <text:p>0,561351134563059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46226408683398" calcext:value-type="float">
            <text:p>0,646226408683398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63756223189001" calcext:value-type="float">
            <text:p>0,763756223189001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27347721075887" calcext:value-type="float">
            <text:p>0,527347721075887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34257370109545" calcext:value-type="float">
            <text:p>0,634257370109545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49222422515808" calcext:value-type="float">
            <text:p>0,649222422515808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41928295088214" calcext:value-type="float">
            <text:p>0,741928295088214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3150696672072" calcext:value-type="float">
            <text:p>0,73150696672072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19557618574897" calcext:value-type="float">
            <text:p>0,619557618574897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58312669413399" calcext:value-type="float">
            <text:p>0,758312669413399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20643512647933" calcext:value-type="float">
            <text:p>0,720643512647933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08826549784018" calcext:value-type="float">
            <text:p>0,808826549784018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6089036371966" calcext:value-type="float">
            <text:p>0,786089036371966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62409995036087" calcext:value-type="float">
            <text:p>0,662409995036087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51211169273164" calcext:value-type="float">
            <text:p>0,651211169273164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2756256965998" calcext:value-type="float">
            <text:p>0,62756256965998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92380243695041" calcext:value-type="float">
            <text:p>0,692380243695041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76384439503781" calcext:value-type="float">
            <text:p>0,676384439503781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18867211252381" calcext:value-type="float">
            <text:p>0,518867211252381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62187659714926" calcext:value-type="float">
            <text:p>0,762187659714926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4329095142365" calcext:value-type="float">
            <text:p>0,674329095142365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4364416045979" calcext:value-type="float">
            <text:p>0,764364416045979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3875918754079" calcext:value-type="float">
            <text:p>0,783875918754079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29094031887287" calcext:value-type="float">
            <text:p>0,629094031887287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731750486480381" calcext:value-type="float">
            <text:p>0,731750486480381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595169484814096" calcext:value-type="float">
            <text:p>0,5952</text:p>
          </table:table-cell>
          <table:table-cell table:formula="of:=MAX([.E2:.E6])" office:value-type="float" office:value="0.831145322811835" calcext:value-type="float">
            <text:p>0,8311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831145322811835" calcext:value-type="float">
            <text:p>0,83114532281183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599120116765825" calcext:value-type="float">
            <text:p>0,5991</text:p>
          </table:table-cell>
          <table:table-cell table:formula="of:=MAX([.E22:.E26])" office:value-type="float" office:value="0.767664419162243" calcext:value-type="float">
            <text:p>0,7677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828539252983768" calcext:value-type="float">
            <text:p>0,828539252983768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509615872563102" calcext:value-type="float">
            <text:p>0,5096</text:p>
          </table:table-cell>
          <table:table-cell table:formula="of:=MAX([.E42:.E46])" office:value-type="float" office:value="0.704420754665735" calcext:value-type="float">
            <text:p>0,7044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829788957955552" calcext:value-type="float">
            <text:p>0,829788957955552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619557618574897" calcext:value-type="float">
            <text:p>0,6196</text:p>
          </table:table-cell>
          <table:table-cell table:formula="of:=MAX([.E62:.E66])" office:value-type="float" office:value="0.741928295088214" calcext:value-type="float">
            <text:p>0,7419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595169484814096" calcext:value-type="float">
            <text:p>0,59516948481409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778450739907515" calcext:value-type="float">
            <text:p>0,778450739907515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618956539263243" calcext:value-type="float">
            <text:p>0,6190</text:p>
          </table:table-cell>
          <table:table-cell table:formula="of:=MAX([.E7:.E11])" office:value-type="float" office:value="0.865839210344398" calcext:value-type="float">
            <text:p>0,8658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865839210344398" calcext:value-type="float">
            <text:p>0,865839210344398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640175660440443" calcext:value-type="float">
            <text:p>0,6402</text:p>
          </table:table-cell>
          <table:table-cell table:formula="of:=MAX([.E27:.E31])" office:value-type="float" office:value="0.807337617741822" calcext:value-type="float">
            <text:p>0,8073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862788510801802" calcext:value-type="float">
            <text:p>0,862788510801802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563029380056886" calcext:value-type="float">
            <text:p>0,5630</text:p>
          </table:table-cell>
          <table:table-cell table:formula="of:=MAX([.E47:.E51])" office:value-type="float" office:value="0.770853950699576" calcext:value-type="float">
            <text:p>0,7709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859380145230157" calcext:value-type="float">
            <text:p>0,859380145230157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662409995036087" calcext:value-type="float">
            <text:p>0,6624</text:p>
          </table:table-cell>
          <table:table-cell table:formula="of:=MAX([.E67:.E71])" office:value-type="float" office:value="0.808826549784018" calcext:value-type="float">
            <text:p>0,8088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618956539263243" calcext:value-type="float">
            <text:p>0,618956539263243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728001595697373" calcext:value-type="float">
            <text:p>0,728001595697373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494289140946358" calcext:value-type="float">
            <text:p>0,4943</text:p>
          </table:table-cell>
          <table:table-cell table:formula="of:=MAX([.E12:.E16])" office:value-type="float" office:value="0.782413703161813" calcext:value-type="float">
            <text:p>0,7824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782413703161813" calcext:value-type="float">
            <text:p>0,782413703161813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512319351225213" calcext:value-type="float">
            <text:p>0,5123</text:p>
          </table:table-cell>
          <table:table-cell table:formula="of:=MAX([.E32:.E36])" office:value-type="float" office:value="0.713076390552574" calcext:value-type="float">
            <text:p>0,7131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734069299096615" calcext:value-type="float">
            <text:p>0,73406929909661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427066172255479" calcext:value-type="float">
            <text:p>0,4271</text:p>
          </table:table-cell>
          <table:table-cell table:formula="of:=MAX([.E52:.E56])" office:value-type="float" office:value="0.647245648503363" calcext:value-type="float">
            <text:p>0,6472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772583022821911" calcext:value-type="float">
            <text:p>0,772583022821911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518867211252381" calcext:value-type="float">
            <text:p>0,5189</text:p>
          </table:table-cell>
          <table:table-cell table:formula="of:=MAX([.E72:.E76])" office:value-type="float" office:value="0.692380243695041" calcext:value-type="float">
            <text:p>0,6924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494289140946358" calcext:value-type="float">
            <text:p>0,494289140946358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781434487604583" calcext:value-type="float">
            <text:p>0,781434487604583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531793016395499" calcext:value-type="float">
            <text:p>0,5318</text:p>
          </table:table-cell>
          <table:table-cell table:formula="of:=MAX([.E17:.E21])" office:value-type="float" office:value="0.837807101781948" calcext:value-type="float">
            <text:p>0,8378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739976982232754" calcext:value-type="float">
            <text:p>0,739976982232754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529262544598571" calcext:value-type="float">
            <text:p>0,5293</text:p>
          </table:table-cell>
          <table:table-cell table:formula="of:=MAX([.E37:.E41])" office:value-type="float" office:value="0.747404841380194" calcext:value-type="float">
            <text:p>0,7474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736321844094167" calcext:value-type="float">
            <text:p>0,736321844094167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527347721075887" calcext:value-type="float">
            <text:p>0,5273</text:p>
          </table:table-cell>
          <table:table-cell table:formula="of:=MAX([.E57:.E61])" office:value-type="float" office:value="0.763756223189001" calcext:value-type="float">
            <text:p>0,7638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837807101781948" calcext:value-type="float">
            <text:p>0,837807101781948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629094031887287" calcext:value-type="float">
            <text:p>0,6291</text:p>
          </table:table-cell>
          <table:table-cell table:formula="of:=MAX([.E77:.E81])" office:value-type="float" office:value="0.783875918754079" calcext:value-type="float">
            <text:p>0,7839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531793016395499" calcext:value-type="float">
            <text:p>0,531793016395499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7262553008007" calcext:value-type="float">
            <text:p>0,67262553008007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767664419162243" calcext:value-type="float">
            <text:p>0,767664419162243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735011574684469" calcext:value-type="float">
            <text:p>0,73501157468446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718073805091673" calcext:value-type="float">
            <text:p>0,718073805091673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599120116765825" calcext:value-type="float">
            <text:p>0,599120116765825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46099359420509" calcext:value-type="float">
            <text:p>0,746099359420509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807337617741822" calcext:value-type="float">
            <text:p>0,807337617741822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787960748887123" calcext:value-type="float">
            <text:p>0,787960748887123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769590737756791" calcext:value-type="float">
            <text:p>0,76959073775679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640175660440443" calcext:value-type="float">
            <text:p>0,64017566044044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653250678722109" calcext:value-type="float">
            <text:p>0,65325067872210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713076390552574" calcext:value-type="float">
            <text:p>0,71307639055257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652090273067818" calcext:value-type="float">
            <text:p>0,65209027306781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677766455071769" calcext:value-type="float">
            <text:p>0,67776645507176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512319351225213" calcext:value-type="float">
            <text:p>0,5123193512252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46109403190477" calcext:value-type="float">
            <text:p>0,74610940319047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671103024994423" calcext:value-type="float">
            <text:p>0,67110302499442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653100302851286" calcext:value-type="float">
            <text:p>0,65310030285128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747404841380194" calcext:value-type="float">
            <text:p>0,74740484138019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529262544598571" calcext:value-type="float">
            <text:p>0,52926254459857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633403767271307" calcext:value-type="float">
            <text:p>0,63340376727130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580859470817666" calcext:value-type="float">
            <text:p>0,58085947081766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658161734985534" calcext:value-type="float">
            <text:p>0,65816173498553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704420754665735" calcext:value-type="float">
            <text:p>0,70442075466573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509615872563102" calcext:value-type="float">
            <text:p>0,50961587256310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727810394032862" calcext:value-type="float">
            <text:p>0,72781039403286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631980709632838" calcext:value-type="float">
            <text:p>0,63198070963283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720717397946157" calcext:value-type="float">
            <text:p>0,72071739794615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770853950699576" calcext:value-type="float">
            <text:p>0,770853950699576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563029380056886" calcext:value-type="float">
            <text:p>0,563029380056886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605516488087964" calcext:value-type="float">
            <text:p>0,605516488087964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537803851669611" calcext:value-type="float">
            <text:p>0,537803851669611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597393188140261" calcext:value-type="float">
            <text:p>0,5973931881402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647245648503363" calcext:value-type="float">
            <text:p>0,647245648503363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427066172255479" calcext:value-type="float">
            <text:p>0,427066172255479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730143802335316" calcext:value-type="float">
            <text:p>0,730143802335316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561351134563059" calcext:value-type="float">
            <text:p>0,561351134563059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646226408683398" calcext:value-type="float">
            <text:p>0,64622640868339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763756223189001" calcext:value-type="float">
            <text:p>0,76375622318900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527347721075887" calcext:value-type="float">
            <text:p>0,52734772107588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634257370109545" calcext:value-type="float">
            <text:p>0,6342573701095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649222422515808" calcext:value-type="float">
            <text:p>0,64922242251580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741928295088214" calcext:value-type="float">
            <text:p>0,74192829508821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73150696672072" calcext:value-type="float">
            <text:p>0,7315069667207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619557618574897" calcext:value-type="float">
            <text:p>0,61955761857489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758312669413399" calcext:value-type="float">
            <text:p>0,75831266941339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20643512647933" calcext:value-type="float">
            <text:p>0,72064351264793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808826549784018" calcext:value-type="float">
            <text:p>0,80882654978401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786089036371966" calcext:value-type="float">
            <text:p>0,78608903637196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662409995036087" calcext:value-type="float">
            <text:p>0,662409995036087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651211169273164" calcext:value-type="float">
            <text:p>0,65121116927316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62756256965998" calcext:value-type="float">
            <text:p>0,6275625696599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692380243695041" calcext:value-type="float">
            <text:p>0,69238024369504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676384439503781" calcext:value-type="float">
            <text:p>0,676384439503781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518867211252381" calcext:value-type="float">
            <text:p>0,518867211252381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762187659714926" calcext:value-type="float">
            <text:p>0,762187659714926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674329095142365" calcext:value-type="float">
            <text:p>0,674329095142365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764364416045979" calcext:value-type="float">
            <text:p>0,764364416045979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783875918754079" calcext:value-type="float">
            <text:p>0,78387591875407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629094031887287" calcext:value-type="float">
            <text:p>0,62909403188728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default-cell-style-name="ce24"/>
        <table:table-column table:style-name="co1" table:number-columns-repeated="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DT with old config  </text:p>
            <text:p>No Correction </text:p>
            <text:p>R2: 0.965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7]/[$similarity_scores.H17]-1" office:value-type="percentage" office:value="0.163904978404077" calcext:value-type="percentage">
            <text:p>16,39 %</text:p>
          </table:table-cell>
          <table:table-cell table:style-name="ce18" table:formula="of:=[$similarity_scores.I7]/[$similarity_scores.I17]-1" office:value-type="percentage" office:value="0.0334589054005734" calcext:value-type="percentage">
            <text:p>3,35 %</text:p>
          </table:table-cell>
          <table:table-cell table:number-columns-repeated="2"/>
          <table:table-cell table:style-name="ce18"/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is better by</text:p>
          </table:table-cell>
          <table:covered-table-cell/>
          <table:table-cell table:style-name="ce18" table:formula="of:=[$similarity_scores.H8]/[$similarity_scores.H18]-1" office:value-type="percentage" office:value="0.20956161922623" calcext:value-type="percentage">
            <text:p>20,96 %</text:p>
          </table:table-cell>
          <table:table-cell table:style-name="ce18" table:formula="of:=[$similarity_scores.I8]/[$similarity_scores.I18]-1" office:value-type="percentage" office:value="0.0801878353516605" calcext:value-type="percentage">
            <text:p>8,02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9]/[$similarity_scores.H19]-1" office:value-type="percentage" office:value="0.0676624882500714" calcext:value-type="percentage">
            <text:p>6,77 %</text:p>
          </table:table-cell>
          <table:table-cell table:style-name="ce18" table:formula="of:=[$similarity_scores.I9]/[$similarity_scores.I19]-1" office:value-type="percentage" office:value="0.00929318452023686" calcext:value-type="percentage">
            <text:p>0,93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10]/[$similarity_scores.H20]-1" office:value-type="percentage" office:value="0.0529586380733125" calcext:value-type="percentage">
            <text:p>5,30 %</text:p>
          </table:table-cell>
          <table:table-cell table:style-name="ce18" table:formula="of:=[$similarity_scores.I10]/[$similarity_scores.I20]-1" office:value-type="percentage" office:value="0.0318298220840825" calcext:value-type="percentage">
            <text:p>3,18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 old config  </text:p>
            <text:p>One Correction </text:p>
            <text:p>R2: 0.9642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])" office:value-type="percentage" office:value="0.038430896097262" calcext:value-type="percentage">
            <text:p>3,84 %</text:p>
          </table:table-cell>
          <table:table-cell table:style-name="ce18" table:formula="of:=1/[$similarity_scores.I7]*([$similarity_scores.I7]-[$similarity_scores.I2])" office:value-type="percentage" office:value="0.0400696654968579" calcext:value-type="percentage">
            <text:p>4,01 %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One Correction is worse by</text:p>
          </table:table-cell>
          <table:covered-table-cell/>
          <table:table-cell table:style-name="ce18" table:formula="of:=1/[$similarity_scores.H8]*([$similarity_scores.H8]-[$similarity_scores.H3])" office:value-type="percentage" office:value="0.0641316848040912" calcext:value-type="percentage">
            <text:p>6,41 %</text:p>
          </table:table-cell>
          <table:table-cell table:style-name="ce18" table:formula="of:=1/[$similarity_scores.I8]*([$similarity_scores.I8]-[$similarity_scores.I3])" office:value-type="percentage" office:value="0.0491407779195873" calcext:value-type="percentage">
            <text:p>4,91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4])" office:value-type="percentage" office:value="0.0948680644132419" calcext:value-type="percentage">
            <text:p>9,49 %</text:p>
          </table:table-cell>
          <table:table-cell table:style-name="ce18" table:formula="of:=1/[$similarity_scores.I9]*([$similarity_scores.I9]-[$similarity_scores.I4])" office:value-type="percentage" office:value="0.0861813005869012" calcext:value-type="percentage">
            <text:p>8,62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5])" office:value-type="percentage" office:value="0.0646916211746705" calcext:value-type="percentage">
            <text:p>6,47 %</text:p>
          </table:table-cell>
          <table:table-cell table:style-name="ce18" table:formula="of:=1/[$similarity_scores.I10]*([$similarity_scores.I10]-[$similarity_scores.I5])" office:value-type="percentage" office:value="0.0827102605789436" calcext:value-type="percentage">
            <text:p>8,27 %</text:p>
          </table:table-cell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out PR3 </text:p>
            <text:p>No Correction  </text:p>
            <text:p>R2: 0.2715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5])" office:value-type="percentage" office:value="1" calcext:value-type="percentage">
            <text:p>100,00 %</text:p>
          </table:table-cell>
          <table:table-cell table:style-name="ce18" table:formula="of:=1/[$similarity_scores.I7]*([$similarity_scores.I7]-[$similarity_scores.I25])" office:value-type="percentage" office:value="1" calcext:value-type="percentage">
            <text:p>100,00 %</text:p>
          </table:table-cell>
          <table:table-cell/>
          <table:table-cell table:style-name="ce18" table:formula="of:=[$similarity_scores.H7]/[$similarity_scores.H25]-1" office:value-type="string" office:string-value="" calcext:value-type="error">
            <text:p>#DIV/0!</text:p>
          </table:table-cell>
          <table:table-cell table:style-name="ce18" table:formula="of:=[$similarity_scores.I7]/[$similarity_scores.I25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with old config is better by</text:p>
          </table:table-cell>
          <table:covered-table-cell/>
          <table:table-cell table:style-name="ce18" table:formula="of:=1/[$similarity_scores.H8]*([$similarity_scores.H8]-[$similarity_scores.H26])" office:value-type="percentage" office:value="1" calcext:value-type="percentage">
            <text:p>100,00 %</text:p>
          </table:table-cell>
          <table:table-cell table:style-name="ce18" table:formula="of:=1/[$similarity_scores.I8]*([$similarity_scores.I8]-[$similarity_scores.I26])" office:value-type="percentage" office:value="1" calcext:value-type="percentage">
            <text:p>100,00 %</text:p>
          </table:table-cell>
          <table:table-cell/>
          <table:table-cell table:style-name="ce18" table:formula="of:=[$similarity_scores.H8]/[$similarity_scores.H26]-1" office:value-type="string" office:string-value="" calcext:value-type="error">
            <text:p>#DIV/0!</text:p>
          </table:table-cell>
          <table:table-cell table:style-name="ce18" table:formula="of:=[$similarity_scores.I8]/[$similarity_scores.I26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27])" office:value-type="percentage" office:value="1" calcext:value-type="percentage">
            <text:p>100,00 %</text:p>
          </table:table-cell>
          <table:table-cell table:style-name="ce18" table:formula="of:=1/[$similarity_scores.I9]*([$similarity_scores.I9]-[$similarity_scores.I27])" office:value-type="percentage" office:value="1" calcext:value-type="percentage">
            <text:p>100,00 %</text:p>
          </table:table-cell>
          <table:table-cell/>
          <table:table-cell table:style-name="ce18" table:formula="of:=[$similarity_scores.H9]/[$similarity_scores.H27]-1" office:value-type="string" office:string-value="" calcext:value-type="error">
            <text:p>#DIV/0!</text:p>
          </table:table-cell>
          <table:table-cell table:style-name="ce18" table:formula="of:=[$similarity_scores.I9]/[$similarity_scores.I27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28])" office:value-type="percentage" office:value="1" calcext:value-type="percentage">
            <text:p>100,00 %</text:p>
          </table:table-cell>
          <table:table-cell table:style-name="ce18" table:formula="of:=1/[$similarity_scores.I10]*([$similarity_scores.I10]-[$similarity_scores.I28])" office:value-type="percentage" office:value="1" calcext:value-type="percentage">
            <text:p>100,00 %</text:p>
          </table:table-cell>
          <table:table-cell/>
          <table:table-cell table:style-name="ce18" table:formula="of:=[$similarity_scores.H10]/[$similarity_scores.H28]-1" office:value-type="string" office:string-value="" calcext:value-type="error">
            <text:p>#DIV/0!</text:p>
          </table:table-cell>
          <table:table-cell table:style-name="ce18" table:formula="of:=[$similarity_scores.I10]/[$similarity_scores.I28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DT with old config  </text:p>
            <text:p>No Correction </text:p>
            <text:p>R2: 0.9658</text:p>
          </table:table-cell>
          <table:table-cell office:value-type="string" calcext:value-type="string">
            <text:p>DT without PR3 </text:p>
            <text:p>No Correction  </text:p>
            <text:p>R2: 0.7514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7]*([$similarity_scores.H17]-[$similarity_scores.H55])" office:value-type="percentage" office:value="1" calcext:value-type="percentage">
            <text:p>100,00 %</text:p>
          </table:table-cell>
          <table:table-cell table:style-name="ce18" table:formula="of:=1/[$similarity_scores.I17]*([$similarity_scores.I17]-[$similarity_scores.I55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DT <text:s/>with old config is better by</text:p>
          </table:table-cell>
          <table:covered-table-cell/>
          <table:table-cell table:style-name="ce18" table:formula="of:=1/[$similarity_scores.H18]*([$similarity_scores.H18]-[$similarity_scores.H56])" office:value-type="percentage" office:value="1" calcext:value-type="percentage">
            <text:p>100,00 %</text:p>
          </table:table-cell>
          <table:table-cell table:style-name="ce18" table:formula="of:=1/[$similarity_scores.I18]*([$similarity_scores.I18]-[$similarity_scores.I56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9]*([$similarity_scores.H19]-[$similarity_scores.H57])" office:value-type="percentage" office:value="1" calcext:value-type="percentage">
            <text:p>100,00 %</text:p>
          </table:table-cell>
          <table:table-cell table:style-name="ce18" table:formula="of:=1/[$similarity_scores.I19]*([$similarity_scores.I19]-[$similarity_scores.I57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20]*([$similarity_scores.H20]-[$similarity_scores.H58])" office:value-type="percentage" office:value="1" calcext:value-type="percentage">
            <text:p>100,00 %</text:p>
          </table:table-cell>
          <table:table-cell table:style-name="ce18" table:formula="of:=1/[$similarity_scores.I20]*([$similarity_scores.I20]-[$similarity_scores.I58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2" table:style-name="Default"/>
          <table:covered-table-cell/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 table:number-columns-repeated="4"/>
          <table:table-cell/>
          <table:table-cell table:style-name="ce23" office:value-type="string" calcext:value-type="string" table:number-columns-spanned="5" table:number-rows-spanned="1">
            <text:p>Comparison between Ridge for all request types (corr_max=0, 1)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Ridge</text:p>
          </table:table-cell>
          <table:table-cell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</text:p>
            <text:p>(corr_max=0)</text:p>
          </table:table-cell>
          <table:table-cell office:value-type="string" calcext:value-type="string">
            <text:p>Similarity </text:p>
            <text:p>(corr_max=1)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7]" office:value-type="float" office:value="0.778450739907515" calcext:value-type="float">
            <text:p>0.7785</text:p>
          </table:table-cell>
          <table:table-cell table:formula="of:=[$similarity_scores.E17]" office:value-type="float" office:value="0.781434487604583" calcext:value-type="float">
            <text:p>0.7814</text:p>
          </table:table-cell>
          <table:table-cell table:style-name="ce25" table:formula="of:=[.D36]/[.E36]-1" office:value-type="percentage" office:value="-0.00381829538418965" calcext:value-type="percentage">
            <text:p>-0.38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2]" office:value-type="float" office:value="0.731750486480381" calcext:value-type="float">
            <text:p>0.7318</text:p>
          </table:table-cell>
          <table:table-cell table:style-name="ce24" table:formula="of:=[$similarity_scores.E12]" office:value-type="float" office:value="0.728001595697373" calcext:value-type="float">
            <text:p>0.7280</text:p>
          </table:table-cell>
          <table:table-cell table:style-name="ce25" table:formula="of:=[.J36]/[.K36]-1" office:value-type="percentage" office:value="0.00514956396409749" calcext:value-type="percentage">
            <text:p>0.51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.D36]" office:value-type="float" office:value="0.778450739907515" calcext:value-type="float">
            <text:p>0.7785</text:p>
          </table:table-cell>
          <table:table-cell table:style-name="ce24" table:formula="of:=[.J36]" office:value-type="float" office:value="0.731750486480381" calcext:value-type="float">
            <text:p>0.7318</text:p>
          </table:table-cell>
          <table:table-cell table:style-name="ce25" table:formula="of:=[.P36]/[.Q36]-1" office:value-type="percentage" office:value="0.0638199144243221" calcext:value-type="percentage">
            <text:p>6.3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8]" office:value-type="float" office:value="0.865839210344398" calcext:value-type="float">
            <text:p>0.8658</text:p>
          </table:table-cell>
          <table:table-cell table:formula="of:=[$similarity_scores.E18]" office:value-type="float" office:value="0.739976982232754" calcext:value-type="float">
            <text:p>0.7400</text:p>
          </table:table-cell>
          <table:table-cell table:style-name="ce25" table:formula="of:=[.D37]/[.E37]-1" office:value-type="percentage" office:value="0.170089382688468" calcext:value-type="percentage">
            <text:p>17.0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3]" office:value-type="float" office:value="0.831145322811835" calcext:value-type="float">
            <text:p>0.8311</text:p>
          </table:table-cell>
          <table:table-cell table:style-name="ce24" table:formula="of:=[$similarity_scores.E13]" office:value-type="float" office:value="0.782413703161813" calcext:value-type="float">
            <text:p>0.7824</text:p>
          </table:table-cell>
          <table:table-cell table:style-name="ce25" table:formula="of:=[.J37]/[.K37]-1" office:value-type="percentage" office:value="0.0622836990879538" calcext:value-type="percentage">
            <text:p>6.2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37]" office:value-type="float" office:value="0.865839210344398" calcext:value-type="float">
            <text:p>0.8658</text:p>
          </table:table-cell>
          <table:table-cell table:style-name="ce24" table:formula="of:=[.J37]" office:value-type="float" office:value="0.831145322811835" calcext:value-type="float">
            <text:p>0.8311</text:p>
          </table:table-cell>
          <table:table-cell table:style-name="ce25" table:formula="of:=[.P37]/[.Q37]-1" office:value-type="percentage" office:value="0.0417422640546075" calcext:value-type="percentage">
            <text:p>4.1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9]" office:value-type="float" office:value="0.862788510801802" calcext:value-type="float">
            <text:p>0.8628</text:p>
          </table:table-cell>
          <table:table-cell table:formula="of:=[$similarity_scores.E19]" office:value-type="float" office:value="0.736321844094167" calcext:value-type="float">
            <text:p>0.7363</text:p>
          </table:table-cell>
          <table:table-cell table:style-name="ce25" table:formula="of:=[.D38]/[.E38]-1" office:value-type="percentage" office:value="0.171754603943899" calcext:value-type="percentage">
            <text:p>17.1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4]" office:value-type="float" office:value="0.828539252983768" calcext:value-type="float">
            <text:p>0.8285</text:p>
          </table:table-cell>
          <table:table-cell table:style-name="ce24" table:formula="of:=[$similarity_scores.E14]" office:value-type="float" office:value="0.734069299096615" calcext:value-type="float">
            <text:p>0.7341</text:p>
          </table:table-cell>
          <table:table-cell table:style-name="ce25" table:formula="of:=[.J38]/[.K38]-1" office:value-type="percentage" office:value="0.128693508914502" calcext:value-type="percentage">
            <text:p>12.87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38]" office:value-type="float" office:value="0.862788510801802" calcext:value-type="float">
            <text:p>0.8628</text:p>
          </table:table-cell>
          <table:table-cell table:style-name="ce24" table:formula="of:=[.J38]" office:value-type="float" office:value="0.828539252983768" calcext:value-type="float">
            <text:p>0.8285</text:p>
          </table:table-cell>
          <table:table-cell table:style-name="ce25" table:formula="of:=[.P38]/[.Q38]-1" office:value-type="percentage" office:value="0.0413369163798751" calcext:value-type="percentage">
            <text:p>4.1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10]" office:value-type="float" office:value="0.859380145230157" calcext:value-type="float">
            <text:p>0.8594</text:p>
          </table:table-cell>
          <table:table-cell table:formula="of:=[$similarity_scores.E20]" office:value-type="float" office:value="0.837807101781948" calcext:value-type="float">
            <text:p>0.8378</text:p>
          </table:table-cell>
          <table:table-cell table:style-name="ce25" table:formula="of:=[.D39]/[.E39]-1" office:value-type="percentage" office:value="0.0257494158289247" calcext:value-type="percentage">
            <text:p>2.57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5]" office:value-type="float" office:value="0.829788957955552" calcext:value-type="float">
            <text:p>0.8298</text:p>
          </table:table-cell>
          <table:table-cell table:style-name="ce24" table:formula="of:=[$similarity_scores.E15]" office:value-type="float" office:value="0.772583022821911" calcext:value-type="float">
            <text:p>0.7726</text:p>
          </table:table-cell>
          <table:table-cell table:style-name="ce25" table:formula="of:=[.J39]/[.K39]-1" office:value-type="percentage" office:value="0.0740450326292348" calcext:value-type="percentage">
            <text:p>7.4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39]" office:value-type="float" office:value="0.859380145230157" calcext:value-type="float">
            <text:p>0.8594</text:p>
          </table:table-cell>
          <table:table-cell table:style-name="ce24" table:formula="of:=[.J39]" office:value-type="float" office:value="0.829788957955552" calcext:value-type="float">
            <text:p>0.8298</text:p>
          </table:table-cell>
          <table:table-cell table:style-name="ce25" table:formula="of:=[.P39]/[.Q39]-1" office:value-type="percentage" office:value="0.0356611003206309" calcext:value-type="percentage">
            <text:p>3.5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11]" office:value-type="float" office:value="0.618956539263243" calcext:value-type="float">
            <text:p>0.6190</text:p>
          </table:table-cell>
          <table:table-cell table:formula="of:=[$similarity_scores.E21]" office:value-type="float" office:value="0.531793016395499" calcext:value-type="float">
            <text:p>0.5318</text:p>
          </table:table-cell>
          <table:table-cell table:style-name="ce25" table:formula="of:=[.D40]/[.E40]-1" office:value-type="percentage" office:value="0.163904978404077" calcext:value-type="percentage">
            <text:p>16.3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6]" office:value-type="float" office:value="0.595169484814096" calcext:value-type="float">
            <text:p>0.5952</text:p>
          </table:table-cell>
          <table:table-cell table:style-name="ce24" table:formula="of:=[$similarity_scores.E16]" office:value-type="float" office:value="0.494289140946358" calcext:value-type="float">
            <text:p>0.4943</text:p>
          </table:table-cell>
          <table:table-cell table:style-name="ce25" table:formula="of:=[.J40]/[.K40]-1" office:value-type="percentage" office:value="0.204091766358845" calcext:value-type="percentage">
            <text:p>20.41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0]" office:value-type="float" office:value="0.618956539263243" calcext:value-type="float">
            <text:p>0.6190</text:p>
          </table:table-cell>
          <table:table-cell table:style-name="ce24" table:formula="of:=[.J40]" office:value-type="float" office:value="0.595169484814096" calcext:value-type="float">
            <text:p>0.5952</text:p>
          </table:table-cell>
          <table:table-cell table:style-name="ce25" table:formula="of:=[.P40]/[.Q40]-1" office:value-type="percentage" office:value="0.0399668582749611" calcext:value-type="percentage">
            <text:p>4.00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7]" office:value-type="float" office:value="0.746099359420509" calcext:value-type="float">
            <text:p>0.7461</text:p>
          </table:table-cell>
          <table:table-cell table:formula="of:=[$similarity_scores.E37]" office:value-type="float" office:value="0.746109403190477" calcext:value-type="float">
            <text:p>0.7461</text:p>
          </table:table-cell>
          <table:table-cell table:style-name="ce25" table:formula="of:=[.D41]/[.E41]-1" office:value-type="percentage" office:value="-0.000013461524443148" calcext:value-type="percentage">
            <text:p>0.00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22]" office:value-type="float" office:value="0.67262553008007" calcext:value-type="float">
            <text:p>0.6726</text:p>
          </table:table-cell>
          <table:table-cell table:style-name="ce24" table:formula="of:=[$similarity_scores.E32]" office:value-type="float" office:value="0.653250678722109" calcext:value-type="float">
            <text:p>0.6533</text:p>
          </table:table-cell>
          <table:table-cell table:style-name="ce25" table:formula="of:=[.J41]/[.K41]-1" office:value-type="percentage" office:value="0.0296591369730572" calcext:value-type="percentage">
            <text:p>2.97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.D41]" office:value-type="float" office:value="0.746099359420509" calcext:value-type="float">
            <text:p>0.7461</text:p>
          </table:table-cell>
          <table:table-cell table:style-name="ce24" table:formula="of:=[.J41]" office:value-type="float" office:value="0.67262553008007" calcext:value-type="float">
            <text:p>0.6726</text:p>
          </table:table-cell>
          <table:table-cell table:style-name="ce25" table:formula="of:=[.P41]/[.Q41]-1" office:value-type="percentage" office:value="0.109234374930271" calcext:value-type="percentage">
            <text:p>10.9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8]" office:value-type="float" office:value="0.807337617741822" calcext:value-type="float">
            <text:p>0.8073</text:p>
          </table:table-cell>
          <table:table-cell table:formula="of:=[$similarity_scores.E38]" office:value-type="float" office:value="0.671103024994423" calcext:value-type="float">
            <text:p>0.6711</text:p>
          </table:table-cell>
          <table:table-cell table:style-name="ce25" table:formula="of:=[.D42]/[.E42]-1" office:value-type="percentage" office:value="0.203001011280693" calcext:value-type="percentage">
            <text:p>20.30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23]" office:value-type="float" office:value="0.767664419162243" calcext:value-type="float">
            <text:p>0.7677</text:p>
          </table:table-cell>
          <table:table-cell table:style-name="ce24" table:formula="of:=[$similarity_scores.E33]" office:value-type="float" office:value="0.713076390552574" calcext:value-type="float">
            <text:p>0.7131</text:p>
          </table:table-cell>
          <table:table-cell table:style-name="ce25" table:formula="of:=[.J42]/[.K42]-1" office:value-type="percentage" office:value="0.0765528481000013" calcext:value-type="percentage">
            <text:p>7.66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2]" office:value-type="float" office:value="0.807337617741822" calcext:value-type="float">
            <text:p>0.8073</text:p>
          </table:table-cell>
          <table:table-cell table:style-name="ce24" table:formula="of:=[.J42]" office:value-type="float" office:value="0.767664419162243" calcext:value-type="float">
            <text:p>0.7677</text:p>
          </table:table-cell>
          <table:table-cell table:style-name="ce25" table:formula="of:=[.P42]/[.Q42]-1" office:value-type="percentage" office:value="0.0516803926159235" calcext:value-type="percentage">
            <text:p>5.1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9]" office:value-type="float" office:value="0.787960748887123" calcext:value-type="float">
            <text:p>0.7880</text:p>
          </table:table-cell>
          <table:table-cell table:formula="of:=[$similarity_scores.E39]" office:value-type="float" office:value="0.653100302851286" calcext:value-type="float">
            <text:p>0.6531</text:p>
          </table:table-cell>
          <table:table-cell table:style-name="ce25" table:formula="of:=[.D43]/[.E43]-1" office:value-type="percentage" office:value="0.206492701729072" calcext:value-type="percentage">
            <text:p>20.6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24]" office:value-type="float" office:value="0.735011574684469" calcext:value-type="float">
            <text:p>0.7350</text:p>
          </table:table-cell>
          <table:table-cell table:style-name="ce24" table:formula="of:=[$similarity_scores.E34]" office:value-type="float" office:value="0.652090273067818" calcext:value-type="float">
            <text:p>0.6521</text:p>
          </table:table-cell>
          <table:table-cell table:style-name="ce25" table:formula="of:=[.J43]/[.K43]-1" office:value-type="percentage" office:value="0.127162304118631" calcext:value-type="percentage">
            <text:p>12.72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3]" office:value-type="float" office:value="0.787960748887123" calcext:value-type="float">
            <text:p>0.7880</text:p>
          </table:table-cell>
          <table:table-cell table:style-name="ce24" table:formula="of:=[.J43]" office:value-type="float" office:value="0.735011574684469" calcext:value-type="float">
            <text:p>0.7350</text:p>
          </table:table-cell>
          <table:table-cell table:style-name="ce25" table:formula="of:=[.P43]/[.Q43]-1" office:value-type="percentage" office:value="0.0720385583388725" calcext:value-type="percentage">
            <text:p>7.2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30]" office:value-type="float" office:value="0.769590737756791" calcext:value-type="float">
            <text:p>0.7696</text:p>
          </table:table-cell>
          <table:table-cell table:formula="of:=[$similarity_scores.E40]" office:value-type="float" office:value="0.747404841380194" calcext:value-type="float">
            <text:p>0.7474</text:p>
          </table:table-cell>
          <table:table-cell table:style-name="ce25" table:formula="of:=[.D44]/[.E44]-1" office:value-type="percentage" office:value="0.0296839077676132" calcext:value-type="percentage">
            <text:p>2.97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25]" office:value-type="float" office:value="0.718073805091673" calcext:value-type="float">
            <text:p>0.7181</text:p>
          </table:table-cell>
          <table:table-cell table:style-name="ce24" table:formula="of:=[$similarity_scores.E35]" office:value-type="float" office:value="0.677766455071769" calcext:value-type="float">
            <text:p>0.6778</text:p>
          </table:table-cell>
          <table:table-cell table:style-name="ce25" table:formula="of:=[.J44]/[.K44]-1" office:value-type="percentage" office:value="0.0594708541832971" calcext:value-type="percentage">
            <text:p>5.9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4]" office:value-type="float" office:value="0.769590737756791" calcext:value-type="float">
            <text:p>0.7696</text:p>
          </table:table-cell>
          <table:table-cell table:style-name="ce24" table:formula="of:=[.J44]" office:value-type="float" office:value="0.718073805091673" calcext:value-type="float">
            <text:p>0.7181</text:p>
          </table:table-cell>
          <table:table-cell table:style-name="ce25" table:formula="of:=[.P44]/[.Q44]-1" office:value-type="percentage" office:value="0.0717432279242396" calcext:value-type="percentage">
            <text:p>7.1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31]" office:value-type="float" office:value="0.640175660440443" calcext:value-type="float">
            <text:p>0.6402</text:p>
          </table:table-cell>
          <table:table-cell table:formula="of:=[$similarity_scores.E41]" office:value-type="float" office:value="0.529262544598571" calcext:value-type="float">
            <text:p>0.5293</text:p>
          </table:table-cell>
          <table:table-cell table:style-name="ce25" table:formula="of:=[.D45]/[.E45]-1" office:value-type="percentage" office:value="0.20956161922623" calcext:value-type="percentage">
            <text:p>20.96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26]" office:value-type="float" office:value="0.599120116765825" calcext:value-type="float">
            <text:p>0.5991</text:p>
          </table:table-cell>
          <table:table-cell table:style-name="ce24" table:formula="of:=[$similarity_scores.E36]" office:value-type="float" office:value="0.512319351225213" calcext:value-type="float">
            <text:p>0.5123</text:p>
          </table:table-cell>
          <table:table-cell table:style-name="ce25" table:formula="of:=[.J45]/[.K45]-1" office:value-type="percentage" office:value="0.16942706796655" calcext:value-type="percentage">
            <text:p>16.9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5]" office:value-type="float" office:value="0.640175660440443" calcext:value-type="float">
            <text:p>0.6402</text:p>
          </table:table-cell>
          <table:table-cell table:style-name="ce24" table:formula="of:=[.J45]" office:value-type="float" office:value="0.599120116765825" calcext:value-type="float">
            <text:p>0.5991</text:p>
          </table:table-cell>
          <table:table-cell table:style-name="ce25" table:formula="of:=[.P45]/[.Q45]-1" office:value-type="percentage" office:value="0.0685263981724462" calcext:value-type="percentage">
            <text:p>6.85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7]" office:value-type="float" office:value="0.727810394032862" calcext:value-type="float">
            <text:p>0.7278</text:p>
          </table:table-cell>
          <table:table-cell table:formula="of:=[$similarity_scores.E57]" office:value-type="float" office:value="0.730143802335316" calcext:value-type="float">
            <text:p>0.7301</text:p>
          </table:table-cell>
          <table:table-cell table:style-name="ce25" table:formula="of:=[.D46]/[.E46]-1" office:value-type="percentage" office:value="-0.00319582018636722" calcext:value-type="percentage">
            <text:p>-0.32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42]" office:value-type="float" office:value="0.633403767271307" calcext:value-type="float">
            <text:p>0.6334</text:p>
          </table:table-cell>
          <table:table-cell table:style-name="ce24" table:formula="of:=[$similarity_scores.E52]" office:value-type="float" office:value="0.605516488087964" calcext:value-type="float">
            <text:p>0.6055</text:p>
          </table:table-cell>
          <table:table-cell table:style-name="ce25" table:formula="of:=[.J46]/[.K46]-1" office:value-type="percentage" office:value="0.0460553589075716" calcext:value-type="percentage">
            <text:p>4.61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.D46]" office:value-type="float" office:value="0.727810394032862" calcext:value-type="float">
            <text:p>0.7278</text:p>
          </table:table-cell>
          <table:table-cell table:style-name="ce24" table:formula="of:=[.J46]" office:value-type="float" office:value="0.633403767271307" calcext:value-type="float">
            <text:p>0.6334</text:p>
          </table:table-cell>
          <table:table-cell table:style-name="ce25" table:formula="of:=[.P46]/[.Q46]-1" office:value-type="percentage" office:value="0.149046519202525" calcext:value-type="percentage">
            <text:p>14.9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8]" office:value-type="float" office:value="0.631980709632838" calcext:value-type="float">
            <text:p>0.6320</text:p>
          </table:table-cell>
          <table:table-cell table:formula="of:=[$similarity_scores.E58]" office:value-type="float" office:value="0.561351134563059" calcext:value-type="float">
            <text:p>0.5614</text:p>
          </table:table-cell>
          <table:table-cell table:style-name="ce25" table:formula="of:=[.D47]/[.E47]-1" office:value-type="percentage" office:value="0.125820668599442" calcext:value-type="percentage">
            <text:p>12.5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43]" office:value-type="float" office:value="0.580859470817666" calcext:value-type="float">
            <text:p>0.5809</text:p>
          </table:table-cell>
          <table:table-cell table:style-name="ce24" table:formula="of:=[$similarity_scores.E53]" office:value-type="float" office:value="0.537803851669611" calcext:value-type="float">
            <text:p>0.5378</text:p>
          </table:table-cell>
          <table:table-cell table:style-name="ce25" table:formula="of:=[.J47]/[.K47]-1" office:value-type="percentage" office:value="0.0800582201380475" calcext:value-type="percentage">
            <text:p>8.0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7]" office:value-type="float" office:value="0.631980709632838" calcext:value-type="float">
            <text:p>0.6320</text:p>
          </table:table-cell>
          <table:table-cell table:style-name="ce24" table:formula="of:=[.J47]" office:value-type="float" office:value="0.580859470817666" calcext:value-type="float">
            <text:p>0.5809</text:p>
          </table:table-cell>
          <table:table-cell table:style-name="ce25" table:formula="of:=[.P47]/[.Q47]-1" office:value-type="percentage" office:value="0.0880096501537777" calcext:value-type="percentage">
            <text:p>8.8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9]" office:value-type="float" office:value="0.720717397946157" calcext:value-type="float">
            <text:p>0.7207</text:p>
          </table:table-cell>
          <table:table-cell table:formula="of:=[$similarity_scores.E59]" office:value-type="float" office:value="0.646226408683398" calcext:value-type="float">
            <text:p>0.6462</text:p>
          </table:table-cell>
          <table:table-cell table:style-name="ce25" table:formula="of:=[.D48]/[.E48]-1" office:value-type="percentage" office:value="0.115270729053807" calcext:value-type="percentage">
            <text:p>11.53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44]" office:value-type="float" office:value="0.658161734985534" calcext:value-type="float">
            <text:p>0.6582</text:p>
          </table:table-cell>
          <table:table-cell table:style-name="ce24" table:formula="of:=[$similarity_scores.E54]" office:value-type="float" office:value="0.597393188140261" calcext:value-type="float">
            <text:p>0.5974</text:p>
          </table:table-cell>
          <table:table-cell table:style-name="ce25" table:formula="of:=[.J48]/[.K48]-1" office:value-type="percentage" office:value="0.101722865361842" calcext:value-type="percentage">
            <text:p>10.17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8]" office:value-type="float" office:value="0.720717397946157" calcext:value-type="float">
            <text:p>0.7207</text:p>
          </table:table-cell>
          <table:table-cell table:style-name="ce24" table:formula="of:=[.J48]" office:value-type="float" office:value="0.658161734985534" calcext:value-type="float">
            <text:p>0.6582</text:p>
          </table:table-cell>
          <table:table-cell table:style-name="ce25" table:formula="of:=[.P48]/[.Q48]-1" office:value-type="percentage" office:value="0.0950460344857298" calcext:value-type="percentage">
            <text:p>9.5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0]" office:value-type="float" office:value="0.770853950699576" calcext:value-type="float">
            <text:p>0.7709</text:p>
          </table:table-cell>
          <table:table-cell table:formula="of:=[$similarity_scores.E60]" office:value-type="float" office:value="0.763756223189001" calcext:value-type="float">
            <text:p>0.7638</text:p>
          </table:table-cell>
          <table:table-cell table:style-name="ce25" table:formula="of:=[.D49]/[.E49]-1" office:value-type="percentage" office:value="0.00929318452023686" calcext:value-type="percentage">
            <text:p>0.9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45]" office:value-type="float" office:value="0.704420754665735" calcext:value-type="float">
            <text:p>0.7044</text:p>
          </table:table-cell>
          <table:table-cell table:style-name="ce24" table:formula="of:=[$similarity_scores.E55]" office:value-type="float" office:value="0.647245648503363" calcext:value-type="float">
            <text:p>0.6472</text:p>
          </table:table-cell>
          <table:table-cell table:style-name="ce25" table:formula="of:=[.J49]/[.K49]-1" office:value-type="percentage" office:value="0.0883360224894196" calcext:value-type="percentage">
            <text:p>8.8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9]" office:value-type="float" office:value="0.770853950699576" calcext:value-type="float">
            <text:p>0.7709</text:p>
          </table:table-cell>
          <table:table-cell table:style-name="ce24" table:formula="of:=[.J49]" office:value-type="float" office:value="0.704420754665735" calcext:value-type="float">
            <text:p>0.7044</text:p>
          </table:table-cell>
          <table:table-cell table:style-name="ce25" table:formula="of:=[.P49]/[.Q49]-1" office:value-type="percentage" office:value="0.0943089703047786" calcext:value-type="percentage">
            <text:p>9.4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51]" office:value-type="float" office:value="0.563029380056886" calcext:value-type="float">
            <text:p>0.5630</text:p>
          </table:table-cell>
          <table:table-cell table:formula="of:=[$similarity_scores.E61]" office:value-type="float" office:value="0.527347721075887" calcext:value-type="float">
            <text:p>0.5273</text:p>
          </table:table-cell>
          <table:table-cell table:style-name="ce25" table:formula="of:=[.D50]/[.E50]-1" office:value-type="percentage" office:value="0.0676624882500714" calcext:value-type="percentage">
            <text:p>6.7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46]" office:value-type="float" office:value="0.509615872563102" calcext:value-type="float">
            <text:p>0.5096</text:p>
          </table:table-cell>
          <table:table-cell table:style-name="ce24" table:formula="of:=[$similarity_scores.E56]" office:value-type="float" office:value="0.427066172255479" calcext:value-type="float">
            <text:p>0.4271</text:p>
          </table:table-cell>
          <table:table-cell table:style-name="ce25" table:formula="of:=[.J50]/[.K50]-1" office:value-type="percentage" office:value="0.193294870140733" calcext:value-type="percentage">
            <text:p>19.33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0]" office:value-type="float" office:value="0.563029380056886" calcext:value-type="float">
            <text:p>0.5630</text:p>
          </table:table-cell>
          <table:table-cell table:style-name="ce24" table:formula="of:=[.J50]" office:value-type="float" office:value="0.509615872563102" calcext:value-type="float">
            <text:p>0.5096</text:p>
          </table:table-cell>
          <table:table-cell table:style-name="ce25" table:formula="of:=[.P50]/[.Q50]-1" office:value-type="percentage" office:value="0.104811310576223" calcext:value-type="percentage">
            <text:p>10.48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7]" office:value-type="float" office:value="0.758312669413399" calcext:value-type="float">
            <text:p>0.7583</text:p>
          </table:table-cell>
          <table:table-cell table:formula="of:=[$similarity_scores.E77]" office:value-type="float" office:value="0.762187659714926" calcext:value-type="float">
            <text:p>0.7622</text:p>
          </table:table-cell>
          <table:table-cell table:style-name="ce25" table:formula="of:=[.D51]/[.E51]-1" office:value-type="percentage" office:value="-0.00508403705063432" calcext:value-type="percentage">
            <text:p>-0.51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62]" office:value-type="float" office:value="0.634257370109545" calcext:value-type="float">
            <text:p>0.6343</text:p>
          </table:table-cell>
          <table:table-cell table:style-name="ce24" table:formula="of:=[$similarity_scores.E72]" office:value-type="float" office:value="0.651211169273164" calcext:value-type="float">
            <text:p>0.6512</text:p>
          </table:table-cell>
          <table:table-cell table:style-name="ce25" table:formula="of:=[.J51]/[.K51]-1" office:value-type="percentage" office:value="-0.0260342573401208" calcext:value-type="percentage">
            <text:p>-2.60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.D51]" office:value-type="float" office:value="0.758312669413399" calcext:value-type="float">
            <text:p>0.7583</text:p>
          </table:table-cell>
          <table:table-cell table:style-name="ce24" table:formula="of:=[.J51]" office:value-type="float" office:value="0.634257370109545" calcext:value-type="float">
            <text:p>0.6343</text:p>
          </table:table-cell>
          <table:table-cell table:style-name="ce25" table:formula="of:=[.P51]/[.Q51]-1" office:value-type="percentage" office:value="0.195591419430297" calcext:value-type="percentage">
            <text:p>19.5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8]" office:value-type="float" office:value="0.720643512647933" calcext:value-type="float">
            <text:p>0.7206</text:p>
          </table:table-cell>
          <table:table-cell table:formula="of:=[$similarity_scores.E78]" office:value-type="float" office:value="0.674329095142365" calcext:value-type="float">
            <text:p>0.6743</text:p>
          </table:table-cell>
          <table:table-cell table:style-name="ce25" table:formula="of:=[.D52]/[.E52]-1" office:value-type="percentage" office:value="0.068682217390887" calcext:value-type="percentage">
            <text:p>6.8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63]" office:value-type="float" office:value="0.649222422515808" calcext:value-type="float">
            <text:p>0.6492</text:p>
          </table:table-cell>
          <table:table-cell table:style-name="ce24" table:formula="of:=[$similarity_scores.E73]" office:value-type="float" office:value="0.62756256965998" calcext:value-type="float">
            <text:p>0.6276</text:p>
          </table:table-cell>
          <table:table-cell table:style-name="ce25" table:formula="of:=[.J52]/[.K52]-1" office:value-type="percentage" office:value="0.0345142522881228" calcext:value-type="percentage">
            <text:p>3.45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52]" office:value-type="float" office:value="0.720643512647933" calcext:value-type="float">
            <text:p>0.7206</text:p>
          </table:table-cell>
          <table:table-cell table:style-name="ce24" table:formula="of:=[.J52]" office:value-type="float" office:value="0.649222422515808" calcext:value-type="float">
            <text:p>0.6492</text:p>
          </table:table-cell>
          <table:table-cell table:style-name="ce25" table:formula="of:=[.P52]/[.Q52]-1" office:value-type="percentage" office:value="0.110010202443965" calcext:value-type="percentage">
            <text:p>11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9]" office:value-type="float" office:value="0.808826549784018" calcext:value-type="float">
            <text:p>0.8088</text:p>
          </table:table-cell>
          <table:table-cell table:formula="of:=[$similarity_scores.E79]" office:value-type="float" office:value="0.764364416045979" calcext:value-type="float">
            <text:p>0.7644</text:p>
          </table:table-cell>
          <table:table-cell table:style-name="ce25" table:formula="of:=[.D53]/[.E53]-1" office:value-type="percentage" office:value="0.0581687645377833" calcext:value-type="percentage">
            <text:p>5.82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64]" office:value-type="float" office:value="0.741928295088214" calcext:value-type="float">
            <text:p>0.7419</text:p>
          </table:table-cell>
          <table:table-cell table:style-name="ce24" table:formula="of:=[$similarity_scores.E74]" office:value-type="float" office:value="0.692380243695041" calcext:value-type="float">
            <text:p>0.6924</text:p>
          </table:table-cell>
          <table:table-cell table:style-name="ce25" table:formula="of:=[.J53]/[.K53]-1" office:value-type="percentage" office:value="0.0715619081341048" calcext:value-type="percentage">
            <text:p>7.16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53]" office:value-type="float" office:value="0.808826549784018" calcext:value-type="float">
            <text:p>0.8088</text:p>
          </table:table-cell>
          <table:table-cell table:style-name="ce24" table:formula="of:=[.J53]" office:value-type="float" office:value="0.741928295088214" calcext:value-type="float">
            <text:p>0.7419</text:p>
          </table:table-cell>
          <table:table-cell table:style-name="ce25" table:formula="of:=[.P53]/[.Q53]-1" office:value-type="percentage" office:value="0.0901680865100984" calcext:value-type="percentage">
            <text:p>9.0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70]" office:value-type="float" office:value="0.786089036371966" calcext:value-type="float">
            <text:p>0.7861</text:p>
          </table:table-cell>
          <table:table-cell table:formula="of:=[$similarity_scores.E80]" office:value-type="float" office:value="0.783875918754079" calcext:value-type="float">
            <text:p>0.7839</text:p>
          </table:table-cell>
          <table:table-cell table:style-name="ce25" table:formula="of:=[.D54]/[.E54]-1" office:value-type="percentage" office:value="0.00282330093952221" calcext:value-type="percentage">
            <text:p>0.28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65]" office:value-type="float" office:value="0.73150696672072" calcext:value-type="float">
            <text:p>0.7315</text:p>
          </table:table-cell>
          <table:table-cell table:style-name="ce24" table:formula="of:=[$similarity_scores.E75]" office:value-type="float" office:value="0.676384439503781" calcext:value-type="float">
            <text:p>0.6764</text:p>
          </table:table-cell>
          <table:table-cell table:style-name="ce25" table:formula="of:=[.J54]/[.K54]-1" office:value-type="percentage" office:value="0.0814958535376409" calcext:value-type="percentage">
            <text:p>8.1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54]" office:value-type="float" office:value="0.786089036371966" calcext:value-type="float">
            <text:p>0.7861</text:p>
          </table:table-cell>
          <table:table-cell table:style-name="ce24" table:formula="of:=[.J54]" office:value-type="float" office:value="0.73150696672072" calcext:value-type="float">
            <text:p>0.7315</text:p>
          </table:table-cell>
          <table:table-cell table:style-name="ce25" table:formula="of:=[.P54]/[.Q54]-1" office:value-type="percentage" office:value="0.0746159259370185" calcext:value-type="percentage">
            <text:p>7.4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71]" office:value-type="float" office:value="0.662409995036087" calcext:value-type="float">
            <text:p>0.6624</text:p>
          </table:table-cell>
          <table:table-cell table:formula="of:=[$similarity_scores.E81]" office:value-type="float" office:value="0.629094031887287" calcext:value-type="float">
            <text:p>0.6291</text:p>
          </table:table-cell>
          <table:table-cell table:style-name="ce25" table:formula="of:=[.D55]/[.E55]-1" office:value-type="percentage" office:value="0.0529586380733125" calcext:value-type="percentage">
            <text:p>5.30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66]" office:value-type="float" office:value="0.619557618574897" calcext:value-type="float">
            <text:p>0.6196</text:p>
          </table:table-cell>
          <table:table-cell table:style-name="ce24" table:formula="of:=[$similarity_scores.E76]" office:value-type="float" office:value="0.518867211252381" calcext:value-type="float">
            <text:p>0.5189</text:p>
          </table:table-cell>
          <table:table-cell table:style-name="ce25" table:formula="of:=[.J55]/[.K55]-1" office:value-type="percentage" office:value="0.194058142697977" calcext:value-type="percentage">
            <text:p>19.41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5]" office:value-type="float" office:value="0.662409995036087" calcext:value-type="float">
            <text:p>0.6624</text:p>
          </table:table-cell>
          <table:table-cell table:style-name="ce24" table:formula="of:=[.J55]" office:value-type="float" office:value="0.619557618574897" calcext:value-type="float">
            <text:p>0.6196</text:p>
          </table:table-cell>
          <table:table-cell table:style-name="ce25" table:formula="of:=[.P55]/[.Q55]-1" office:value-type="percentage" office:value="0.069166087505725" calcext:value-type="percentage">
            <text:p>6.92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36:.D55])" office:value-type="float" office:value="0.744362643270776" calcext:value-type="float">
            <text:p>0.7444</text:p>
          </table:table-cell>
          <table:table-cell table:formula="of:=AVERAGE([.E36:.E55])" office:value-type="float" office:value="0.69084949802576" calcext:value-type="float">
            <text:p>0.6908</text:p>
          </table:table-cell>
          <table:table-cell table:style-name="ce25" table:formula="of:=[.D56]/[.E56]-1" office:value-type="percentage" office:value="0.077459917678077" calcext:value-type="percentage">
            <text:p>7.75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AVERAGE([.J36:.J55])" office:value-type="float" office:value="0.688591161207122" calcext:value-type="float">
            <text:p>0.6886</text:p>
          </table:table-cell>
          <table:table-cell table:style-name="ce24" table:formula="of:=AVERAGE([.K36:.K55])" office:value-type="float" office:value="0.635064544620229" calcext:value-type="float">
            <text:p>0.6351</text:p>
          </table:table-cell>
          <table:table-cell table:style-name="ce25" table:formula="of:=[.J56]/[.K56]-1" office:value-type="percentage" office:value="0.0842853172017379" calcext:value-type="percentage">
            <text:p>8.43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[.D56]" office:value-type="float" office:value="0.744362643270776" calcext:value-type="float">
            <text:p>0.7444</text:p>
          </table:table-cell>
          <table:table-cell table:style-name="ce24" table:formula="of:=[.J56]" office:value-type="float" office:value="0.688591161207122" calcext:value-type="float">
            <text:p>0.6886</text:p>
          </table:table-cell>
          <table:table-cell table:style-name="ce25" table:formula="of:=[.P56]/[.Q56]-1" office:value-type="percentage" office:value="0.0809936072456767" calcext:value-type="percentage">
            <text:p>8.10%</text:p>
          </table:table-cell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.00.0000</text:date>, <text:time style:data-style-name="N2" text:time-value="13:06:09.628392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1T13:06:20.888571180</dc:date>
    <meta:editing-duration>PT12H25M28S</meta:editing-duration>
    <meta:editing-cycles>221</meta:editing-cycles>
    <meta:generator>LibreOffice/24.2.5.2$Linux_X86_64 LibreOffice_project/420$Build-2</meta:generator>
    <meta:document-statistic meta:table-count="4" meta:cell-count="2287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778450739907515">
                <text:p>0.778450739907515</text:p>
                <draw:g>
                  <svg:desc>similarity_scores.E7:similarity_scores.E11</svg:desc>
                </draw:g>
              </table:table-cell>
              <table:table-cell office:value-type="float" office:value="0.746099359420509">
                <text:p>0.746099359420509</text:p>
                <draw:g>
                  <svg:desc>similarity_scores.E27:similarity_scores.E31</svg:desc>
                </draw:g>
              </table:table-cell>
              <table:table-cell office:value-type="float" office:value="0.727810394032862">
                <text:p>0.727810394032862</text:p>
                <draw:g>
                  <svg:desc>similarity_scores.E47:similarity_scores.E51</svg:desc>
                </draw:g>
              </table:table-cell>
              <table:table-cell office:value-type="float" office:value="0.758312669413399">
                <text:p>0.758312669413399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65839210344398">
                <text:p>0.865839210344398</text:p>
              </table:table-cell>
              <table:table-cell office:value-type="float" office:value="0.807337617741822">
                <text:p>0.807337617741822</text:p>
              </table:table-cell>
              <table:table-cell office:value-type="float" office:value="0.631980709632838">
                <text:p>0.631980709632838</text:p>
              </table:table-cell>
              <table:table-cell office:value-type="float" office:value="0.720643512647933">
                <text:p>0.720643512647933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62788510801802">
                <text:p>0.862788510801802</text:p>
              </table:table-cell>
              <table:table-cell office:value-type="float" office:value="0.787960748887123">
                <text:p>0.787960748887123</text:p>
              </table:table-cell>
              <table:table-cell office:value-type="float" office:value="0.720717397946157">
                <text:p>0.720717397946157</text:p>
              </table:table-cell>
              <table:table-cell office:value-type="float" office:value="0.808826549784018">
                <text:p>0.808826549784018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59380145230157">
                <text:p>0.859380145230157</text:p>
              </table:table-cell>
              <table:table-cell office:value-type="float" office:value="0.769590737756791">
                <text:p>0.769590737756791</text:p>
              </table:table-cell>
              <table:table-cell office:value-type="float" office:value="0.770853950699576">
                <text:p>0.770853950699576</text:p>
              </table:table-cell>
              <table:table-cell office:value-type="float" office:value="0.786089036371966">
                <text:p>0.786089036371966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618956539263243">
                <text:p>0.618956539263243</text:p>
              </table:table-cell>
              <table:table-cell office:value-type="float" office:value="0.640175660440443">
                <text:p>0.640175660440443</text:p>
              </table:table-cell>
              <table:table-cell office:value-type="float" office:value="0.563029380056886">
                <text:p>0.563029380056886</text:p>
              </table:table-cell>
              <table:table-cell office:value-type="float" office:value="0.662409995036087">
                <text:p>0.66240999503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781434487604583">
                <text:p>0.781434487604583</text:p>
                <draw:g>
                  <svg:desc>similarity_scores.E17:similarity_scores.E21</svg:desc>
                </draw:g>
              </table:table-cell>
              <table:table-cell office:value-type="float" office:value="0.746109403190477">
                <text:p>0.746109403190477</text:p>
                <draw:g>
                  <svg:desc>similarity_scores.E37:similarity_scores.E41</svg:desc>
                </draw:g>
              </table:table-cell>
              <table:table-cell office:value-type="float" office:value="0.730143802335316">
                <text:p>0.730143802335316</text:p>
                <draw:g>
                  <svg:desc>similarity_scores.E57:similarity_scores.E61</svg:desc>
                </draw:g>
              </table:table-cell>
              <table:table-cell office:value-type="float" office:value="0.762187659714926">
                <text:p>0.762187659714926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39976982232754">
                <text:p>0.739976982232754</text:p>
              </table:table-cell>
              <table:table-cell office:value-type="float" office:value="0.671103024994423">
                <text:p>0.671103024994423</text:p>
              </table:table-cell>
              <table:table-cell office:value-type="float" office:value="0.561351134563059">
                <text:p>0.561351134563059</text:p>
              </table:table-cell>
              <table:table-cell office:value-type="float" office:value="0.674329095142365">
                <text:p>0.674329095142365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36321844094167">
                <text:p>0.736321844094167</text:p>
              </table:table-cell>
              <table:table-cell office:value-type="float" office:value="0.653100302851286">
                <text:p>0.653100302851286</text:p>
              </table:table-cell>
              <table:table-cell office:value-type="float" office:value="0.646226408683398">
                <text:p>0.646226408683398</text:p>
              </table:table-cell>
              <table:table-cell office:value-type="float" office:value="0.764364416045979">
                <text:p>0.764364416045979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37807101781948">
                <text:p>0.837807101781948</text:p>
              </table:table-cell>
              <table:table-cell office:value-type="float" office:value="0.747404841380194">
                <text:p>0.747404841380194</text:p>
              </table:table-cell>
              <table:table-cell office:value-type="float" office:value="0.763756223189001">
                <text:p>0.763756223189001</text:p>
              </table:table-cell>
              <table:table-cell office:value-type="float" office:value="0.783875918754079">
                <text:p>0.783875918754079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531793016395499">
                <text:p>0.531793016395499</text:p>
              </table:table-cell>
              <table:table-cell office:value-type="float" office:value="0.529262544598571">
                <text:p>0.529262544598571</text:p>
              </table:table-cell>
              <table:table-cell office:value-type="float" office:value="0.527347721075887">
                <text:p>0.527347721075887</text:p>
              </table:table-cell>
              <table:table-cell office:value-type="float" office:value="0.629094031887287">
                <text:p>0.6290940318872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2 1 0" chart:style-name="ch1">
        <chart:legend chart:legend-position="end" svg:x="13.651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cm" svg:height="7.659cm">
          <chart:coordinate-region svg:x="2.535cm" svg:y="0.379cm" svg:width="10.656cm" svg:height="6.536cm"/>
          <chart:axis chart:dimension="x" chart:name="primary-x" chart:style-name="ch4" chartooo:axis-type="auto">
            <chartooo:date-scale/>
            <chart:title svg:x="6.096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588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731750486480381">
                <text:p>0.731750486480381</text:p>
                <draw:g>
                  <svg:desc>similarity_scores.E2:similarity_scores.E6</svg:desc>
                </draw:g>
              </table:table-cell>
              <table:table-cell office:value-type="float" office:value="0.67262553008007">
                <text:p>0.67262553008007</text:p>
                <draw:g>
                  <svg:desc>similarity_scores.E22:similarity_scores.E26</svg:desc>
                </draw:g>
              </table:table-cell>
              <table:table-cell office:value-type="float" office:value="0.633403767271307">
                <text:p>0.633403767271307</text:p>
                <draw:g>
                  <svg:desc>similarity_scores.E42:similarity_scores.E46</svg:desc>
                </draw:g>
              </table:table-cell>
              <table:table-cell office:value-type="float" office:value="0.634257370109545">
                <text:p>0.634257370109545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31145322811835">
                <text:p>0.831145322811835</text:p>
              </table:table-cell>
              <table:table-cell office:value-type="float" office:value="0.767664419162243">
                <text:p>0.767664419162243</text:p>
              </table:table-cell>
              <table:table-cell office:value-type="float" office:value="0.580859470817666">
                <text:p>0.580859470817666</text:p>
              </table:table-cell>
              <table:table-cell office:value-type="float" office:value="0.649222422515808">
                <text:p>0.649222422515808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28539252983768">
                <text:p>0.828539252983768</text:p>
              </table:table-cell>
              <table:table-cell office:value-type="float" office:value="0.735011574684469">
                <text:p>0.735011574684469</text:p>
              </table:table-cell>
              <table:table-cell office:value-type="float" office:value="0.658161734985534">
                <text:p>0.658161734985534</text:p>
              </table:table-cell>
              <table:table-cell office:value-type="float" office:value="0.741928295088214">
                <text:p>0.741928295088214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29788957955552">
                <text:p>0.829788957955552</text:p>
              </table:table-cell>
              <table:table-cell office:value-type="float" office:value="0.718073805091673">
                <text:p>0.718073805091673</text:p>
              </table:table-cell>
              <table:table-cell office:value-type="float" office:value="0.704420754665735">
                <text:p>0.704420754665735</text:p>
              </table:table-cell>
              <table:table-cell office:value-type="float" office:value="0.73150696672072">
                <text:p>0.73150696672072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595169484814096">
                <text:p>0.595169484814096</text:p>
              </table:table-cell>
              <table:table-cell office:value-type="float" office:value="0.599120116765825">
                <text:p>0.599120116765825</text:p>
              </table:table-cell>
              <table:table-cell office:value-type="float" office:value="0.509615872563102">
                <text:p>0.509615872563102</text:p>
              </table:table-cell>
              <table:table-cell office:value-type="float" office:value="0.619557618574897">
                <text:p>0.6195576185748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728001595697373">
                <text:p>0.728001595697373</text:p>
                <draw:g>
                  <svg:desc>similarity_scores.E12:similarity_scores.E16</svg:desc>
                </draw:g>
              </table:table-cell>
              <table:table-cell office:value-type="float" office:value="0.653250678722109">
                <text:p>0.653250678722109</text:p>
                <draw:g>
                  <svg:desc>similarity_scores.E32:similarity_scores.E36</svg:desc>
                </draw:g>
              </table:table-cell>
              <table:table-cell office:value-type="float" office:value="0.605516488087964">
                <text:p>0.605516488087964</text:p>
                <draw:g>
                  <svg:desc>similarity_scores.E52:similarity_scores.E56</svg:desc>
                </draw:g>
              </table:table-cell>
              <table:table-cell office:value-type="float" office:value="0.651211169273164">
                <text:p>0.651211169273164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82413703161813">
                <text:p>0.782413703161813</text:p>
              </table:table-cell>
              <table:table-cell office:value-type="float" office:value="0.713076390552574">
                <text:p>0.713076390552574</text:p>
              </table:table-cell>
              <table:table-cell office:value-type="float" office:value="0.537803851669611">
                <text:p>0.537803851669611</text:p>
              </table:table-cell>
              <table:table-cell office:value-type="float" office:value="0.62756256965998">
                <text:p>0.62756256965998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34069299096615">
                <text:p>0.734069299096615</text:p>
              </table:table-cell>
              <table:table-cell office:value-type="float" office:value="0.652090273067818">
                <text:p>0.652090273067818</text:p>
              </table:table-cell>
              <table:table-cell office:value-type="float" office:value="0.597393188140261">
                <text:p>0.597393188140261</text:p>
              </table:table-cell>
              <table:table-cell office:value-type="float" office:value="0.692380243695041">
                <text:p>0.692380243695041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772583022821911">
                <text:p>0.772583022821911</text:p>
              </table:table-cell>
              <table:table-cell office:value-type="float" office:value="0.677766455071769">
                <text:p>0.677766455071769</text:p>
              </table:table-cell>
              <table:table-cell office:value-type="float" office:value="0.647245648503363">
                <text:p>0.647245648503363</text:p>
              </table:table-cell>
              <table:table-cell office:value-type="float" office:value="0.676384439503781">
                <text:p>0.676384439503781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494289140946358">
                <text:p>0.494289140946358</text:p>
              </table:table-cell>
              <table:table-cell office:value-type="float" office:value="0.512319351225213">
                <text:p>0.512319351225213</text:p>
              </table:table-cell>
              <table:table-cell office:value-type="float" office:value="0.427066172255479">
                <text:p>0.427066172255479</text:p>
              </table:table-cell>
              <table:table-cell office:value-type="float" office:value="0.518867211252381">
                <text:p>0.5188672112523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